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20000000204B249CA79A42C6D7.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CMSS10" svg:font-family="CMSS10"/>
    <style:font-face style:name="Tahoma2" svg:font-family="Tahoma"/>
    <style:font-face style:name="ARial" svg:font-family="ARial" style:font-family-generic="swiss"/>
    <style:font-face style:name="Arial" svg:font-family="Arial" style:font-family-generic="swiss"/>
    <style:font-face style:name="Arial1" svg:font-family="Arial" style:font-adornments="Regular" style:font-family-generic="swiss"/>
    <style:font-face style:name="ArialMT" svg:font-family="ArialMT"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Liberation Sans" svg:font-family="'Liberation Sans'" style:font-pitch="variable"/>
    <style:font-face style:name="MS Mincho" svg:font-family="'MS Mincho'" style:font-pitch="variable"/>
    <style:font-face style:name="Mangal" svg:font-family="Mangal"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1" svg:font-family="Tahoma" style:font-family-generic="swiss" style:font-pitch="variable"/>
  </office:font-face-decls>
  <office:automatic-styles>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P1" style:family="paragraph" style:parent-style-name="Header">
      <style:paragraph-properties fo:text-align="start" style:justify-single-word="false">
        <style:tab-stops>
          <style:tab-stop style:position="4.5in" style:type="right"/>
        </style:tab-stops>
      </style:paragraph-properties>
      <style:text-properties style:font-name="Arial2" fo:font-size="10pt" style:font-size-asian="10pt" style:font-size-complex="10pt"/>
    </style:style>
    <style:style style:name="P2" style:family="paragraph" style:parent-style-name="Footer">
      <style:paragraph-properties fo:text-align="center" style:justify-single-word="false"/>
      <style:text-properties style:font-name="Arial2" fo:font-size="10pt" style:font-size-asian="10pt" style:font-size-complex="10pt"/>
    </style:style>
    <style:style style:name="P3" style:family="paragraph" style:parent-style-name="Standard">
      <style:text-properties fo:color="#000000" style:text-outline="false" style:text-line-through-style="none" style:text-line-through-type="none" style:text-position="0% 100%" style:font-name="Arial"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fo:font-weight="bold" style:font-size-asian="8.75pt" style:font-weight-asian="bold" style:font-size-complex="10pt" style:font-weight-complex="bold"/>
    </style:style>
    <style:style style:name="P7" style:family="paragraph" style:parent-style-name="Standard">
      <style:text-properties style:font-name="Arial" fo:font-size="14pt" fo:font-weight="bold" style:font-size-asian="12.25pt" style:font-weight-asian="bold" style:font-size-complex="14pt" style:font-weight-complex="bold"/>
    </style:style>
    <style:style style:name="P8" style:family="paragraph" style:parent-style-name="Standard">
      <style:text-properties style:font-name="Courier New" fo:font-size="10pt" fo:font-weight="normal" officeooo:rsid="005bc09a" officeooo:paragraph-rsid="005bc09a" style:font-size-asian="10pt" style:font-weight-asian="normal" style:font-size-complex="10pt" style:font-weight-complex="normal"/>
    </style:style>
    <style:style style:name="P9" style:family="paragraph" style:parent-style-name="Standard">
      <style:text-properties style:font-name="Courier New" fo:font-size="10pt" fo:font-weight="normal" officeooo:rsid="005bc09a" officeooo:paragraph-rsid="005cbcfa" style:font-size-asian="10pt" style:font-weight-asian="normal" style:font-size-complex="10pt" style:font-weight-complex="normal"/>
    </style:style>
    <style:style style:name="P10" style:family="paragraph" style:parent-style-name="Standard">
      <style:text-properties style:font-name="Courier New" fo:font-size="10pt" fo:font-weight="normal" officeooo:rsid="005bc09a" officeooo:paragraph-rsid="005d4a1f" style:font-size-asian="10pt" style:font-weight-asian="normal" style:font-size-complex="10pt" style:font-weight-complex="normal"/>
    </style:style>
    <style:style style:name="P11" style:family="paragraph" style:parent-style-name="Standard">
      <style:text-properties style:font-name="Courier New" fo:font-size="10pt" fo:font-weight="normal" officeooo:rsid="005cbcfa" officeooo:paragraph-rsid="005cbcfa" style:font-size-asian="10pt" style:font-weight-asian="normal" style:font-size-complex="10pt" style:font-weight-complex="normal"/>
    </style:style>
    <style:style style:name="P12" style:family="paragraph" style:parent-style-name="Standard">
      <style:text-properties style:font-name="Courier New" fo:font-size="10pt" fo:font-weight="normal" officeooo:rsid="005d4a1f" officeooo:paragraph-rsid="005d4a1f" style:font-size-asian="10pt" style:font-weight-asian="normal" style:font-size-complex="10pt" style:font-weight-complex="normal"/>
    </style:style>
    <style:style style:name="P13" style:family="paragraph" style:parent-style-name="Standard">
      <style:text-properties style:font-name="Courier New" fo:font-size="10pt" fo:font-weight="normal" officeooo:rsid="005e00d6" officeooo:paragraph-rsid="005e00d6" style:font-size-asian="10pt" style:font-weight-asian="normal" style:font-size-complex="10pt" style:font-weight-complex="normal"/>
    </style:style>
    <style:style style:name="P14" style:family="paragraph" style:parent-style-name="Standard">
      <style:text-properties style:font-name="Courier New" fo:font-size="10pt" fo:font-weight="normal" officeooo:rsid="005e00d6" officeooo:paragraph-rsid="005fd4ca" style:font-size-asian="10pt" style:font-weight-asian="normal" style:font-size-complex="10pt" style:font-weight-complex="normal"/>
    </style:style>
    <style:style style:name="P15" style:family="paragraph" style:parent-style-name="Standard">
      <style:text-properties style:font-name="Courier New" fo:font-size="10pt" fo:font-weight="normal" officeooo:rsid="005e00d6" officeooo:paragraph-rsid="0061c62c" style:font-size-asian="10pt" style:font-weight-asian="normal" style:font-size-complex="10pt" style:font-weight-complex="normal"/>
    </style:style>
    <style:style style:name="P16" style:family="paragraph" style:parent-style-name="Standard">
      <style:text-properties style:font-name="Courier New" fo:font-size="10pt" fo:font-weight="normal" officeooo:rsid="005e00d6" officeooo:paragraph-rsid="0061f573" style:font-size-asian="10pt" style:font-weight-asian="normal" style:font-size-complex="10pt" style:font-weight-complex="normal"/>
    </style:style>
    <style:style style:name="P17" style:family="paragraph" style:parent-style-name="Standard">
      <style:text-properties style:font-name="Courier New" fo:font-size="10pt" fo:font-weight="normal" officeooo:rsid="005e00d6" officeooo:paragraph-rsid="00637a82" style:font-size-asian="10pt" style:font-weight-asian="normal" style:font-size-complex="10pt" style:font-weight-complex="normal"/>
    </style:style>
    <style:style style:name="P18" style:family="paragraph" style:parent-style-name="Standard">
      <style:text-properties style:font-name="Courier New" fo:font-size="10pt" fo:font-weight="normal" officeooo:rsid="005fd4ca" officeooo:paragraph-rsid="005fd4ca" style:font-size-asian="10pt" style:font-weight-asian="normal" style:font-size-complex="10pt" style:font-weight-complex="normal"/>
    </style:style>
    <style:style style:name="P19" style:family="paragraph" style:parent-style-name="Standard">
      <style:text-properties style:font-name="Courier New" fo:font-size="10pt" fo:font-weight="normal" officeooo:rsid="0061f573" officeooo:paragraph-rsid="0061f573" style:font-size-asian="10pt" style:font-weight-asian="normal" style:font-size-complex="10pt" style:font-weight-complex="normal"/>
    </style:style>
    <style:style style:name="P20" style:family="paragraph" style:parent-style-name="Standard">
      <style:text-properties style:font-name="Courier New" fo:font-size="10pt" fo:font-weight="normal" officeooo:rsid="0061f573" officeooo:paragraph-rsid="00637a82" style:font-size-asian="10pt" style:font-weight-asian="normal" style:font-size-complex="10pt" style:font-weight-complex="normal"/>
    </style:style>
    <style:style style:name="P21" style:family="paragraph" style:parent-style-name="Standard">
      <style:text-properties style:font-name="Courier New" fo:font-size="10pt" fo:font-weight="normal" officeooo:rsid="0065d6d4" officeooo:paragraph-rsid="0065d6d4" style:font-size-asian="10pt" style:font-weight-asian="normal" style:font-size-complex="10pt" style:font-weight-complex="normal"/>
    </style:style>
    <style:style style:name="P22" style:family="paragraph" style:parent-style-name="Standard">
      <style:text-properties style:font-name="Courier New" fo:font-size="10pt" fo:font-weight="normal" officeooo:rsid="0065d6d4" officeooo:paragraph-rsid="0071f260" style:font-size-asian="10pt" style:font-weight-asian="normal" style:font-size-complex="10pt" style:font-weight-complex="normal"/>
    </style:style>
    <style:style style:name="P23" style:family="paragraph" style:parent-style-name="Standard">
      <style:text-properties style:font-name="Courier New" fo:font-size="9pt" fo:font-weight="normal" officeooo:rsid="0065d6d4" officeooo:paragraph-rsid="006832c1" style:font-size-asian="9pt" style:font-weight-asian="normal" style:font-size-complex="9pt" style:font-weight-complex="normal"/>
    </style:style>
    <style:style style:name="P24" style:family="paragraph" style:parent-style-name="Standard">
      <style:text-properties style:font-name="Courier New" fo:font-size="8pt" fo:font-weight="normal" officeooo:rsid="0065d6d4" officeooo:paragraph-rsid="006832c1" style:font-size-asian="8pt" style:font-weight-asian="normal" style:font-size-complex="8pt" style:font-weight-complex="normal"/>
    </style:style>
    <style:style style:name="P25" style:family="paragraph" style:parent-style-name="Standard">
      <style:text-properties style:font-name="Courier New" fo:font-size="8pt" fo:font-weight="normal" officeooo:rsid="006b246c" officeooo:paragraph-rsid="006b246c" style:font-size-asian="8pt" style:font-weight-asian="normal" style:font-size-complex="8pt" style:font-weight-complex="normal"/>
    </style:style>
    <style:style style:name="P26" style:family="paragraph" style:parent-style-name="Default_7e_LT_7e_Gliederung_20_1">
      <style:paragraph-properties fo:margin-left="0in" fo:margin-right="0in" fo:text-indent="0in" style:auto-text-indent="false"/>
      <style:text-properties fo:color="#000000" style:text-outline="false" style:text-line-through-style="none" style:text-line-through-type="none" style:font-name="Arial1" fo:font-size="10pt" fo:font-style="normal" fo:text-shadow="none" style:text-underline-style="none" fo:font-weight="bold" officeooo:rsid="0046b4cb" officeooo:paragraph-rsid="0017026e" style:font-size-asian="10pt" style:font-style-asian="normal" style:font-weight-asian="bold" style:font-size-complex="10pt" style:font-weight-complex="normal" style:text-emphasize="none"/>
    </style:style>
    <style:style style:name="P27" style:family="paragraph" style:parent-style-name="Default_7e_LT_7e_Gliederung_20_1">
      <style:paragraph-properties fo:margin-left="0in" fo:margin-right="0in" fo:text-indent="0in" style:auto-text-indent="false"/>
      <style:text-properties style:font-name="Arial2" fo:font-size="10pt" fo:font-weight="normal" officeooo:paragraph-rsid="005b7d22" style:font-size-asian="10pt" style:font-weight-asian="normal" style:font-size-complex="10pt" style:font-weight-complex="normal"/>
    </style:style>
    <style:style style:name="P28" style:family="paragraph" style:parent-style-name="Standard">
      <style:paragraph-properties fo:margin-left="0in" fo:margin-right="0in" fo:text-indent="0in" style:auto-text-indent="false" fo:break-before="page">
        <style:tab-stops/>
      </style:paragraph-properties>
      <style:text-properties style:font-name="Arial" fo:font-size="16pt" fo:font-weight="bold" officeooo:rsid="005b7d22" officeooo:paragraph-rsid="005b7d22" style:font-name-asian="CMSS10" style:font-size-asian="16pt" style:font-weight-asian="bold" style:font-name-complex="CMSS10" style:font-size-complex="16pt" style:font-weight-complex="bold"/>
    </style:style>
    <style:style style:name="P29"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dd26d1" officeooo:paragraph-rsid="005bc09a" style:font-size-asian="10pt" style:font-weight-asian="normal" style:font-size-complex="10pt" style:font-weight-complex="normal"/>
    </style:style>
    <style:style style:name="P30"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5cbcfa" officeooo:paragraph-rsid="005cbcfa" style:font-size-asian="10pt" style:font-weight-asian="normal" style:font-size-complex="10pt" style:font-weight-complex="normal"/>
    </style:style>
    <style:style style:name="P31"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5d4a1f" officeooo:paragraph-rsid="005d4a1f" style:font-size-asian="10pt" style:font-weight-asian="normal" style:font-size-complex="10pt" style:font-weight-complex="normal"/>
    </style:style>
    <style:style style:name="P32"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5d4a1f" officeooo:paragraph-rsid="007696e1" style:font-size-asian="10pt" style:font-weight-asian="normal" style:font-size-complex="10pt" style:font-weight-complex="normal"/>
    </style:style>
    <style:style style:name="P33"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5d4a1f" officeooo:paragraph-rsid="008acc00" style:font-size-asian="10pt" style:font-weight-asian="normal" style:font-size-complex="10pt" style:font-weight-complex="normal"/>
    </style:style>
    <style:style style:name="P34"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5e00d6" officeooo:paragraph-rsid="005e00d6" style:font-size-asian="10pt" style:font-weight-asian="normal" style:font-size-complex="10pt" style:font-weight-complex="normal"/>
    </style:style>
    <style:style style:name="P35"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5e00d6" officeooo:paragraph-rsid="008acc00" style:font-size-asian="10pt" style:font-weight-asian="normal" style:font-size-complex="10pt" style:font-weight-complex="normal"/>
    </style:style>
    <style:style style:name="P36"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5fd4ca" officeooo:paragraph-rsid="005fd4ca" style:font-size-asian="10pt" style:font-weight-asian="normal" style:font-size-complex="10pt" style:font-weight-complex="normal"/>
    </style:style>
    <style:style style:name="P37"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1c62c" officeooo:paragraph-rsid="0061c62c" style:font-size-asian="10pt" style:font-weight-asian="normal" style:font-size-complex="10pt" style:font-weight-complex="normal"/>
    </style:style>
    <style:style style:name="P38"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37a82" officeooo:paragraph-rsid="00637a82" style:font-size-asian="10pt" style:font-weight-asian="normal" style:font-size-complex="10pt" style:font-weight-complex="normal"/>
    </style:style>
    <style:style style:name="P39"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37a82" officeooo:paragraph-rsid="007d6f65" style:font-size-asian="10pt" style:font-weight-asian="normal" style:font-size-complex="10pt" style:font-weight-complex="normal"/>
    </style:style>
    <style:style style:name="P40"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5d6d4" officeooo:paragraph-rsid="0065d6d4" style:font-size-asian="10pt" style:font-weight-asian="normal" style:font-size-complex="10pt" style:font-weight-complex="normal"/>
    </style:style>
    <style:style style:name="P41"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5d6d4" officeooo:paragraph-rsid="00667090" style:font-size-asian="10pt" style:font-weight-asian="normal" style:font-size-complex="10pt" style:font-weight-complex="normal"/>
    </style:style>
    <style:style style:name="P42"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832c1" officeooo:paragraph-rsid="006832c1" style:font-size-asian="10pt" style:font-weight-asian="normal" style:font-size-complex="10pt" style:font-weight-complex="normal"/>
    </style:style>
    <style:style style:name="P43"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832c1" officeooo:paragraph-rsid="006b246c" style:font-size-asian="10pt" style:font-weight-asian="normal" style:font-size-complex="10pt" style:font-weight-complex="normal"/>
    </style:style>
    <style:style style:name="P44"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832c1" officeooo:paragraph-rsid="006b9fa9" style:font-size-asian="10pt" style:font-weight-asian="normal" style:font-size-complex="10pt" style:font-weight-complex="normal"/>
    </style:style>
    <style:style style:name="P45"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708b8c" officeooo:paragraph-rsid="00708b8c" style:font-size-asian="10pt" style:font-weight-asian="normal" style:font-size-complex="10pt" style:font-weight-complex="normal"/>
    </style:style>
    <style:style style:name="P46"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b246c" officeooo:paragraph-rsid="006b246c" style:font-size-asian="10pt" style:font-weight-asian="normal" style:font-size-complex="10pt" style:font-weight-complex="normal"/>
    </style:style>
    <style:style style:name="P47"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71f260" officeooo:paragraph-rsid="0071f260" style:font-size-asian="10pt" style:font-weight-asian="normal" style:font-size-complex="10pt" style:font-weight-complex="normal"/>
    </style:style>
    <style:style style:name="P48"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b9fa9" officeooo:paragraph-rsid="006b9fa9" style:font-size-asian="10pt" style:font-weight-asian="normal" style:font-size-complex="10pt" style:font-weight-complex="normal"/>
    </style:style>
    <style:style style:name="P49"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7d6f65" officeooo:paragraph-rsid="007d6f65" style:font-size-asian="10pt" style:font-weight-asian="normal" style:font-size-complex="10pt" style:font-weight-complex="normal"/>
    </style:style>
    <style:style style:name="P50"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800521" officeooo:paragraph-rsid="00800521" style:font-size-asian="10pt" style:font-weight-asian="normal" style:font-size-complex="10pt" style:font-weight-complex="normal"/>
    </style:style>
    <style:style style:name="P51"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667090" officeooo:paragraph-rsid="0071f260" style:font-size-asian="10pt" style:font-weight-asian="normal" style:font-size-complex="10pt" style:font-weight-complex="normal"/>
    </style:style>
    <style:style style:name="P52" style:family="paragraph" style:parent-style-name="Standard">
      <style:paragraph-properties fo:margin-left="0in" fo:margin-right="0in" fo:margin-top="0in" fo:margin-bottom="0in" loext:contextual-spacing="false" fo:text-indent="0in" style:auto-text-indent="false"/>
      <style:text-properties style:font-name="Arial2" fo:font-size="10pt" fo:font-weight="normal" officeooo:rsid="007e4dff" officeooo:paragraph-rsid="007e4dff" style:font-size-asian="10pt" style:font-weight-asian="normal" style:font-size-complex="10pt" style:font-weight-complex="normal"/>
    </style:style>
    <style:style style:name="P53" style:family="paragraph" style:parent-style-name="Standard">
      <style:paragraph-properties fo:margin-left="0in" fo:margin-right="0in" fo:margin-top="0in" fo:margin-bottom="0in" loext:contextual-spacing="false" fo:text-indent="0in" style:auto-text-indent="false"/>
      <style:text-properties style:font-name="Arial2" officeooo:paragraph-rsid="005cbcfa"/>
    </style:style>
    <style:style style:name="P54" style:family="paragraph" style:parent-style-name="Standard">
      <style:paragraph-properties fo:margin-left="0in" fo:margin-right="0in" fo:margin-top="0in" fo:margin-bottom="0in" loext:contextual-spacing="false" fo:text-indent="0in" style:auto-text-indent="false"/>
      <style:text-properties style:font-name="Arial2" fo:font-size="16pt" fo:font-weight="bold" officeooo:rsid="005fd4ca" officeooo:paragraph-rsid="005fd4ca" style:font-size-asian="16pt" style:font-weight-asian="bold" style:font-size-complex="16pt" style:font-weight-complex="bold"/>
    </style:style>
    <style:style style:name="P55" style:family="paragraph" style:parent-style-name="Standard">
      <style:paragraph-properties fo:margin-left="0in" fo:margin-right="0in" fo:margin-top="0in" fo:margin-bottom="0in" loext:contextual-spacing="false" fo:text-indent="0in" style:auto-text-indent="false"/>
      <style:text-properties style:font-name="Arial2" fo:font-size="16pt" fo:font-weight="bold" officeooo:rsid="0061c62c" officeooo:paragraph-rsid="0061c62c" style:font-size-asian="16pt" style:font-weight-asian="bold" style:font-size-complex="16pt" style:font-weight-complex="bold"/>
    </style:style>
    <style:style style:name="P56" style:family="paragraph" style:parent-style-name="Standard">
      <style:paragraph-properties fo:margin-left="0in" fo:margin-right="0in" fo:margin-top="0in" fo:margin-bottom="0in" loext:contextual-spacing="false" fo:text-indent="0in" style:auto-text-indent="false"/>
      <style:text-properties style:font-name="Arial2" fo:font-size="16pt" fo:font-weight="bold" officeooo:rsid="0061f573" officeooo:paragraph-rsid="0061f573" style:font-size-asian="16pt" style:font-weight-asian="bold" style:font-size-complex="16pt" style:font-weight-complex="bold"/>
    </style:style>
    <style:style style:name="P57" style:family="paragraph" style:parent-style-name="Standard">
      <style:paragraph-properties fo:margin-left="0in" fo:margin-right="0in" fo:margin-top="0in" fo:margin-bottom="0in" loext:contextual-spacing="false" fo:text-indent="0in" style:auto-text-indent="false"/>
      <style:text-properties style:font-name="Arial2" fo:font-size="16pt" fo:font-weight="bold" officeooo:rsid="00637a82" officeooo:paragraph-rsid="00637a82" style:font-size-asian="16pt" style:font-weight-asian="bold" style:font-size-complex="16pt" style:font-weight-complex="bold"/>
    </style:style>
    <style:style style:name="P58" style:family="paragraph" style:parent-style-name="Standard">
      <style:paragraph-properties fo:margin-left="0in" fo:margin-right="0in" fo:margin-top="0in" fo:margin-bottom="0in" loext:contextual-spacing="false" fo:text-indent="0in" style:auto-text-indent="false"/>
      <style:text-properties style:font-name="Arial2" fo:font-size="16pt" fo:font-weight="bold" officeooo:rsid="0065d6d4" officeooo:paragraph-rsid="0065d6d4" style:font-size-asian="16pt" style:font-weight-asian="bold" style:font-size-complex="16pt" style:font-weight-complex="bold"/>
    </style:style>
    <style:style style:name="P59" style:family="paragraph" style:parent-style-name="Standard">
      <style:paragraph-properties fo:margin-left="0in" fo:margin-right="0in" fo:margin-top="0in" fo:margin-bottom="0in" loext:contextual-spacing="false" fo:text-indent="0in" style:auto-text-indent="false"/>
      <style:text-properties style:font-name="Arial2" fo:font-size="16pt" fo:font-weight="bold" officeooo:rsid="00667090" officeooo:paragraph-rsid="0071f260" style:font-size-asian="16pt" style:font-weight-asian="bold" style:font-size-complex="16pt" style:font-weight-complex="bold"/>
    </style:style>
    <style:style style:name="P60" style:family="paragraph" style:parent-style-name="Standard">
      <style:paragraph-properties fo:margin-left="0in" fo:margin-right="0in" fo:margin-top="0in" fo:margin-bottom="0in" loext:contextual-spacing="false" fo:text-indent="0in" style:auto-text-indent="false"/>
      <style:text-properties style:font-name="Arial2" fo:font-size="16pt" fo:font-weight="bold" officeooo:rsid="007e4dff" officeooo:paragraph-rsid="007e4dff" style:font-size-asian="16pt" style:font-weight-asian="bold" style:font-size-complex="16pt" style:font-weight-complex="bold"/>
    </style:style>
    <style:style style:name="P61" style:family="paragraph" style:parent-style-name="Standard">
      <style:paragraph-properties fo:margin-left="0in" fo:margin-right="0in" fo:margin-top="0in" fo:margin-bottom="0in" loext:contextual-spacing="false" fo:text-indent="0in" style:auto-text-indent="false"/>
      <style:text-properties style:font-name="Arial2" fo:font-size="16pt" fo:font-weight="bold" officeooo:rsid="005e00d6" officeooo:paragraph-rsid="008acc00" style:font-size-asian="16pt" style:font-weight-asian="bold" style:font-size-complex="16pt" style:font-weight-complex="bold"/>
    </style:style>
    <style:style style:name="P62" style:family="paragraph" style:parent-style-name="Standard">
      <style:paragraph-properties fo:margin-left="0in" fo:margin-right="0in" fo:margin-top="0in" fo:margin-bottom="0in" loext:contextual-spacing="false" fo:text-indent="0in" style:auto-text-indent="false"/>
      <style:text-properties style:font-name="Arial2" fo:font-size="9pt" fo:font-weight="normal" officeooo:rsid="006832c1" officeooo:paragraph-rsid="006b246c" style:font-size-asian="9pt" style:font-weight-asian="normal" style:font-size-complex="9pt" style:font-weight-complex="normal"/>
    </style:style>
    <style:style style:name="P63" style:family="paragraph" style:parent-style-name="Standard">
      <style:paragraph-properties fo:margin-left="0in" fo:margin-right="0in" fo:margin-top="0in" fo:margin-bottom="0in" loext:contextual-spacing="false" fo:text-indent="0in" style:auto-text-indent="false"/>
      <style:text-properties style:font-name="Arial2" fo:font-size="9pt" fo:font-weight="normal" officeooo:rsid="006b246c" officeooo:paragraph-rsid="0077d6d2" style:font-size-asian="9pt" style:font-weight-asian="normal" style:font-size-complex="9pt" style:font-weight-complex="normal"/>
    </style:style>
    <style:style style:name="P64" style:family="paragraph" style:parent-style-name="Standard">
      <style:paragraph-properties fo:margin-left="0in" fo:margin-right="0in" fo:margin-top="0in" fo:margin-bottom="0in" loext:contextual-spacing="false" fo:text-indent="0in" style:auto-text-indent="false"/>
      <style:text-properties style:font-name="Courier New" fo:font-size="10pt" fo:font-weight="bold" officeooo:rsid="005d4a1f" officeooo:paragraph-rsid="005e00d6" style:font-size-asian="10pt" style:font-weight-asian="bold" style:font-size-complex="10pt" style:font-weight-complex="bold"/>
    </style:style>
    <style:style style:name="P65" style:family="paragraph" style:parent-style-name="Standard">
      <style:paragraph-properties fo:margin-left="0in" fo:margin-right="0in" fo:margin-top="0in" fo:margin-bottom="0in" loext:contextual-spacing="false" fo:text-indent="0in" style:auto-text-indent="false"/>
      <style:text-properties style:font-name="Courier New" fo:font-size="10pt" fo:font-weight="normal" officeooo:rsid="0065d6d4" officeooo:paragraph-rsid="006b246c" style:font-size-asian="10pt" style:font-weight-asian="normal" style:font-size-complex="10pt" style:font-weight-complex="normal"/>
    </style:style>
    <style:style style:name="P66" style:family="paragraph" style:parent-style-name="Standard">
      <style:paragraph-properties fo:margin-left="0in" fo:margin-right="0in" fo:margin-top="0in" fo:margin-bottom="0in" loext:contextual-spacing="false" fo:text-indent="0in" style:auto-text-indent="false"/>
      <style:text-properties style:font-name="Courier New" fo:font-size="10pt" fo:font-weight="normal" officeooo:rsid="0065d6d4" officeooo:paragraph-rsid="006b9fa9" style:font-size-asian="10pt" style:font-weight-asian="normal" style:font-size-complex="10pt" style:font-weight-complex="normal"/>
    </style:style>
    <style:style style:name="P67" style:family="paragraph" style:parent-style-name="Standard">
      <style:paragraph-properties fo:margin-left="0in" fo:margin-right="0in" fo:margin-top="0in" fo:margin-bottom="0in" loext:contextual-spacing="false" fo:text-indent="0in" style:auto-text-indent="false"/>
      <style:text-properties style:font-name="Courier New" fo:font-size="10pt" fo:font-weight="normal" officeooo:rsid="0065d6d4" officeooo:paragraph-rsid="00800521" style:font-size-asian="10pt" style:font-weight-asian="normal" style:font-size-complex="10pt" style:font-weight-complex="normal"/>
    </style:style>
    <style:style style:name="P68" style:family="paragraph" style:parent-style-name="Standard">
      <style:paragraph-properties fo:margin-left="0in" fo:margin-right="0in" fo:margin-top="0in" fo:margin-bottom="0in" loext:contextual-spacing="false" fo:text-indent="0in" style:auto-text-indent="false"/>
      <style:text-properties style:font-name="Courier New" fo:font-size="10pt" fo:font-weight="normal" officeooo:rsid="006b9fa9" officeooo:paragraph-rsid="006b9fa9" style:font-size-asian="10pt" style:font-weight-asian="normal" style:font-size-complex="10pt" style:font-weight-complex="normal"/>
    </style:style>
    <style:style style:name="P69" style:family="paragraph" style:parent-style-name="Standard">
      <style:paragraph-properties fo:margin-left="0in" fo:margin-right="0in" fo:margin-top="0in" fo:margin-bottom="0in" loext:contextual-spacing="false" fo:text-indent="0in" style:auto-text-indent="false"/>
      <style:text-properties style:font-name="Courier New" fo:font-size="10pt" fo:font-weight="normal" officeooo:rsid="007e4dff" officeooo:paragraph-rsid="007e4dff" style:font-size-asian="10pt" style:font-weight-asian="normal" style:font-size-complex="10pt" style:font-weight-complex="normal"/>
    </style:style>
    <style:style style:name="P70" style:family="paragraph" style:parent-style-name="Standard">
      <style:paragraph-properties fo:margin-left="0in" fo:margin-right="0in" fo:margin-top="0in" fo:margin-bottom="0in" loext:contextual-spacing="false" fo:text-indent="0in" style:auto-text-indent="false"/>
      <style:text-properties style:font-name="Courier New" fo:font-size="9pt" fo:font-weight="normal" officeooo:rsid="0065d6d4" officeooo:paragraph-rsid="006832c1" style:font-size-asian="9pt" style:font-weight-asian="normal" style:font-size-complex="9pt" style:font-weight-complex="normal"/>
    </style:style>
    <style:style style:name="P71" style:family="paragraph" style:parent-style-name="Standard">
      <style:paragraph-properties fo:margin-left="0in" fo:margin-right="0in" fo:margin-top="0in" fo:margin-bottom="0in" loext:contextual-spacing="false" fo:text-indent="0in" style:auto-text-indent="false"/>
      <style:text-properties style:font-name="Courier New" fo:font-size="16pt" fo:font-weight="bold" officeooo:rsid="007e4dff" officeooo:paragraph-rsid="007e4dff" style:font-size-asian="16pt" style:font-weight-asian="bold" style:font-size-complex="16pt" style:font-weight-complex="bold"/>
    </style:style>
    <style:style style:name="P72" style:family="paragraph" style:parent-style-name="Standard">
      <style:paragraph-properties fo:margin-left="0in" fo:margin-right="0in" fo:margin-top="0in" fo:margin-bottom="0in" loext:contextual-spacing="false" fo:text-align="center" style:justify-single-word="false" fo:text-indent="0in" style:auto-text-indent="false"/>
      <style:text-properties style:font-name="Courier New" fo:font-size="16pt" fo:font-weight="bold" officeooo:rsid="00667090" officeooo:paragraph-rsid="0071f260" style:font-size-asian="16pt" style:font-weight-asian="bold" style:font-size-complex="16pt" style:font-weight-complex="bold"/>
    </style:style>
    <style:style style:name="P73" style:family="paragraph" style:parent-style-name="Standard">
      <style:paragraph-properties fo:margin-left="0in" fo:margin-right="0in" fo:margin-top="0in" fo:margin-bottom="0in" loext:contextual-spacing="false" fo:text-indent="0in" style:auto-text-indent="false" fo:break-before="page"/>
      <style:text-properties style:font-name="Courier New" fo:font-size="16pt" fo:font-weight="bold" officeooo:rsid="005d4a1f" officeooo:paragraph-rsid="005e00d6" style:font-size-asian="16pt" style:font-weight-asian="bold" style:font-size-complex="16pt" style:font-weight-complex="bold"/>
    </style:style>
    <style:style style:name="P74" style:family="paragraph" style:parent-style-name="Standard">
      <style:paragraph-properties fo:margin-left="0in" fo:margin-right="0in" fo:margin-top="0in" fo:margin-bottom="0in" loext:contextual-spacing="false" fo:text-indent="0in" style:auto-text-indent="false" fo:break-before="page"/>
      <style:text-properties style:font-name="Courier New" fo:font-size="16pt" fo:font-weight="bold" officeooo:rsid="0065d6d4" officeooo:paragraph-rsid="0065d6d4" style:font-size-asian="16pt" style:font-weight-asian="bold" style:font-size-complex="16pt" style:font-weight-complex="bold"/>
    </style:style>
    <style:style style:name="P75" style:family="paragraph" style:parent-style-name="Standard">
      <style:paragraph-properties fo:margin-left="0in" fo:margin-right="0in" fo:margin-top="0in" fo:margin-bottom="0in" loext:contextual-spacing="false" fo:text-indent="0in" style:auto-text-indent="false" fo:break-before="page"/>
      <style:text-properties style:font-name="Courier New" fo:font-size="16pt" fo:font-weight="bold" officeooo:rsid="006832c1" officeooo:paragraph-rsid="006832c1" style:font-size-asian="16pt" style:font-weight-asian="bold" style:font-size-complex="16pt" style:font-weight-complex="bold"/>
    </style:style>
    <style:style style:name="P76" style:family="paragraph" style:parent-style-name="Preformatted_20_Text">
      <style:paragraph-properties fo:margin-left="0in" fo:margin-right="0in" fo:margin-top="0in" fo:margin-bottom="0in" loext:contextual-spacing="false" fo:text-indent="0in" style:auto-text-indent="false"/>
      <style:text-properties style:font-name="Courier New" fo:font-size="10pt" fo:font-weight="normal" officeooo:rsid="00800521" officeooo:paragraph-rsid="00800521" style:font-size-asian="10pt" style:font-weight-asian="normal" style:font-size-complex="10pt" style:font-weight-complex="normal"/>
    </style:style>
    <style:style style:name="P77" style:family="paragraph" style:parent-style-name="Standard">
      <style:paragraph-properties fo:margin-top="0in" fo:margin-bottom="0in" loext:contextual-spacing="false"/>
      <style:text-properties officeooo:paragraph-rsid="005cbcfa"/>
    </style:style>
    <style:style style:name="P78" style:family="paragraph" style:parent-style-name="Standard">
      <style:paragraph-properties fo:margin-top="0in" fo:margin-bottom="0in" loext:contextual-spacing="false"/>
      <style:text-properties style:font-name="Arial2" fo:font-size="10pt" fo:font-weight="normal" officeooo:rsid="005cbcfa" officeooo:paragraph-rsid="005cbcfa" style:font-size-asian="10pt" style:font-weight-asian="normal" style:font-size-complex="10pt" style:font-weight-complex="normal"/>
    </style:style>
    <style:style style:name="P79" style:family="paragraph" style:parent-style-name="Standard">
      <style:paragraph-properties fo:margin-top="0in" fo:margin-bottom="0in" loext:contextual-spacing="false"/>
      <style:text-properties style:font-name="Arial2" fo:font-size="10pt" fo:font-weight="normal" officeooo:rsid="006d02a5" officeooo:paragraph-rsid="006d02a5" style:font-size-asian="10pt" style:font-weight-asian="normal" style:font-size-complex="10pt" style:font-weight-complex="normal"/>
    </style:style>
    <style:style style:name="P80" style:family="paragraph" style:parent-style-name="Standard">
      <style:paragraph-properties fo:margin-top="0in" fo:margin-bottom="0in" loext:contextual-spacing="false"/>
      <style:text-properties style:font-name="Arial2" fo:font-size="10pt" fo:font-weight="normal" officeooo:rsid="00826149" officeooo:paragraph-rsid="007422b2" style:font-size-asian="10pt" style:font-weight-asian="normal" style:font-size-complex="10pt" style:font-weight-complex="normal"/>
    </style:style>
    <style:style style:name="P81" style:family="paragraph" style:parent-style-name="Standard">
      <style:paragraph-properties fo:margin-top="0in" fo:margin-bottom="0in" loext:contextual-spacing="false"/>
      <style:text-properties style:font-name="Arial2" fo:font-size="10pt" fo:font-weight="normal" officeooo:rsid="0073a681" officeooo:paragraph-rsid="006d02a5" style:font-size-asian="10pt" style:font-weight-asian="normal" style:font-size-complex="10pt" style:font-weight-complex="normal"/>
    </style:style>
    <style:style style:name="P82" style:family="paragraph" style:parent-style-name="Standard">
      <style:paragraph-properties fo:margin-top="0in" fo:margin-bottom="0in" loext:contextual-spacing="false"/>
      <style:text-properties style:font-name="Arial2" fo:font-size="10pt" fo:font-weight="normal" officeooo:rsid="00800521" officeooo:paragraph-rsid="00800521" style:font-size-asian="10pt" style:font-weight-asian="normal" style:font-size-complex="10pt" style:font-weight-complex="normal"/>
    </style:style>
    <style:style style:name="P83" style:family="paragraph" style:parent-style-name="Standard">
      <style:paragraph-properties fo:margin-top="0in" fo:margin-bottom="0in" loext:contextual-spacing="false"/>
      <style:text-properties style:font-name="Arial2" fo:font-size="10pt" fo:font-weight="normal" officeooo:rsid="006832c1" officeooo:paragraph-rsid="00800521" style:font-size-asian="10pt" style:font-weight-asian="normal" style:font-size-complex="10pt" style:font-weight-complex="normal"/>
    </style:style>
    <style:style style:name="P84" style:family="paragraph" style:parent-style-name="Standard">
      <style:paragraph-properties fo:margin-top="0in" fo:margin-bottom="0in" loext:contextual-spacing="false"/>
      <style:text-properties style:font-name="Arial2" fo:font-size="10pt" fo:font-weight="normal" officeooo:rsid="007422b2" officeooo:paragraph-rsid="008acc00" style:font-size-asian="10pt" style:font-weight-asian="normal" style:font-size-complex="10pt" style:font-weight-complex="normal"/>
    </style:style>
    <style:style style:name="P85" style:family="paragraph" style:parent-style-name="Standard">
      <style:paragraph-properties fo:margin-top="0in" fo:margin-bottom="0in" loext:contextual-spacing="false"/>
      <style:text-properties style:font-name="Arial2" fo:font-size="9pt" fo:font-weight="normal" officeooo:rsid="00708b8c" officeooo:paragraph-rsid="00708b8c" style:font-size-asian="9pt" style:font-weight-asian="normal" style:font-size-complex="9pt" style:font-weight-complex="normal"/>
    </style:style>
    <style:style style:name="P86" style:family="paragraph" style:parent-style-name="Standard">
      <style:paragraph-properties fo:margin-top="0in" fo:margin-bottom="0in" loext:contextual-spacing="false"/>
      <style:text-properties style:font-name="Arial2" fo:font-size="9pt" fo:font-weight="normal" officeooo:rsid="006d02a5" officeooo:paragraph-rsid="006d02a5" style:font-size-asian="9pt" style:font-weight-asian="normal" style:font-size-complex="9pt" style:font-weight-complex="normal"/>
    </style:style>
    <style:style style:name="P87" style:family="paragraph" style:parent-style-name="Standard">
      <style:paragraph-properties fo:margin-top="0in" fo:margin-bottom="0in" loext:contextual-spacing="false"/>
      <style:text-properties style:font-name="Arial2" fo:font-size="9pt" fo:font-weight="normal" officeooo:rsid="00800521" officeooo:paragraph-rsid="00800521" style:font-size-asian="9pt" style:font-weight-asian="normal" style:font-size-complex="9pt" style:font-weight-complex="normal"/>
    </style:style>
    <style:style style:name="P88" style:family="paragraph" style:parent-style-name="Standard">
      <style:paragraph-properties fo:margin-top="0in" fo:margin-bottom="0in" loext:contextual-spacing="false"/>
      <style:text-properties style:font-name="Courier New" fo:font-size="10pt" fo:font-weight="normal" officeooo:rsid="00800521" officeooo:paragraph-rsid="00800521" style:font-size-asian="10pt" style:font-weight-asian="normal" style:font-size-complex="10pt" style:font-weight-complex="normal"/>
    </style:style>
    <style:style style:name="P89" style:family="paragraph" style:parent-style-name="Standard">
      <style:paragraph-properties fo:margin-top="0in" fo:margin-bottom="0in" loext:contextual-spacing="false" fo:break-before="page"/>
      <style:text-properties style:font-name="Courier New" fo:font-size="16pt" fo:font-weight="bold" officeooo:rsid="005cbcfa" officeooo:paragraph-rsid="005cbcfa" style:font-size-asian="16pt" style:font-weight-asian="bold" style:font-size-complex="16pt" style:font-weight-complex="bold"/>
    </style:style>
    <style:style style:name="P90" style:family="paragraph" style:parent-style-name="Standard" style:list-style-name="L1">
      <style:text-properties fo:color="#000000" style:text-outline="false" style:text-line-through-style="none" style:text-line-through-type="none" style:text-position="0% 100%" style:font-name="ArialMT" fo:font-size="10pt" fo:font-style="normal" fo:text-shadow="none" style:text-underline-style="none" fo:font-weight="normal" officeooo:rsid="005b7d22" officeooo:paragraph-rsid="005b7d22" style:font-name-asian="Courier New" style:font-size-asian="10pt" style:font-style-asian="normal" style:font-weight-asian="normal" style:font-name-complex="Courier New" style:font-size-complex="10pt" style:font-style-complex="normal" style:font-weight-complex="normal"/>
    </style:style>
    <style:style style:name="P91" style:family="paragraph" style:parent-style-name="Standard" style:list-style-name="L1">
      <style:text-properties fo:color="#000000" style:text-outline="false" style:text-line-through-style="none" style:text-line-through-type="none" style:text-position="0% 100%" style:font-name="ArialMT" fo:font-size="10pt" fo:font-style="normal" fo:text-shadow="none" style:text-underline-style="none" fo:font-weight="normal" officeooo:rsid="0071f260" officeooo:paragraph-rsid="0071f260" style:font-name-asian="Courier New" style:font-size-asian="10pt" style:font-style-asian="normal" style:font-weight-asian="normal" style:font-name-complex="Courier New" style:font-size-complex="10pt" style:font-style-complex="normal" style:font-weight-complex="normal"/>
    </style:style>
    <style:style style:name="P92" style:family="paragraph" style:parent-style-name="Standard" style:list-style-name="L2">
      <style:paragraph-properties fo:margin-top="0in" fo:margin-bottom="0in" loext:contextual-spacing="false"/>
      <style:text-properties style:font-name="Courier New" fo:font-size="10pt" fo:font-weight="normal" officeooo:rsid="005cbcfa" officeooo:paragraph-rsid="005cbcfa" style:font-size-asian="10pt" style:font-weight-asian="normal" style:font-size-complex="10pt" style:font-weight-complex="normal"/>
    </style:style>
    <style:style style:name="P93" style:family="paragraph" style:parent-style-name="Standard" style:list-style-name="L2">
      <style:paragraph-properties fo:margin-top="0in" fo:margin-bottom="0in" loext:contextual-spacing="false"/>
      <style:text-properties officeooo:paragraph-rsid="005cbcfa"/>
    </style:style>
    <style:style style:name="P94" style:family="paragraph" style:parent-style-name="Standard" style:list-style-name="L3">
      <style:paragraph-properties fo:margin-top="0in" fo:margin-bottom="0in" loext:contextual-spacing="false"/>
      <style:text-properties style:font-name="Arial2" fo:font-size="9pt" fo:font-weight="normal" officeooo:rsid="006b9fa9" officeooo:paragraph-rsid="006b9fa9" style:font-size-asian="9pt" style:font-weight-asian="normal" style:font-size-complex="9pt" style:font-weight-complex="normal"/>
    </style:style>
    <style:style style:name="T1" style:family="text">
      <style:text-properties officeooo:rsid="0017026e"/>
    </style:style>
    <style:style style:name="T2" style:family="text">
      <style:text-properties officeooo:rsid="005b7d22"/>
    </style:style>
    <style:style style:name="T3" style:family="text">
      <style:text-properties style:font-name="Courier New"/>
    </style:style>
    <style:style style:name="T4" style:family="text">
      <style:text-properties style:font-name="Courier New" officeooo:rsid="005b7d22"/>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fo:font-weight="normal" officeooo:rsid="005cbcfa" style:font-size-asian="10pt" style:font-weight-asian="normal" style:font-size-complex="10pt" style:font-weight-complex="normal"/>
    </style:style>
    <style:style style:name="T7" style:family="text">
      <style:text-properties style:font-name="Courier New" fo:font-size="10pt" fo:font-weight="normal" officeooo:rsid="00637a82" style:font-size-asian="10pt" style:font-weight-asian="normal" style:font-size-complex="10pt" style:font-weight-complex="normal"/>
    </style:style>
    <style:style style:name="T8" style:family="text">
      <style:text-properties style:font-name="Courier New" fo:font-size="10pt" fo:font-weight="normal" officeooo:rsid="007d6f65" style:font-size-asian="10pt" style:font-weight-asian="normal" style:font-size-complex="10pt"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font-size="10pt" officeooo:rsid="006b246c" style:font-size-asian="10pt" style:font-size-complex="10pt"/>
    </style:style>
    <style:style style:name="T11" style:family="text">
      <style:text-properties style:font-name="Courier New" fo:font-size="10pt" officeooo:rsid="00692d44" style:font-size-asian="10pt" style:font-size-complex="10pt"/>
    </style:style>
    <style:style style:name="T12" style:family="text">
      <style:text-properties style:font-name="Courier New" fo:font-size="10pt" officeooo:rsid="0073ebbc" style:font-size-asian="10pt" style:font-size-complex="10pt"/>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size="10pt" fo:font-weight="bold" officeooo:rsid="005cbcfa" style:font-size-asian="10pt" style:font-weight-asian="bold" style:font-size-complex="10pt" style:font-weight-complex="bold"/>
    </style:style>
    <style:style style:name="T15" style:family="text">
      <style:text-properties style:font-name="Courier New" fo:font-size="16pt" fo:font-weight="bold" style:font-size-asian="16pt" style:font-weight-asian="bold" style:font-size-complex="16pt" style:font-weight-complex="bold"/>
    </style:style>
    <style:style style:name="T16" style:family="text">
      <style:text-properties style:font-name="Courier New" fo:font-weight="bold" style:font-weight-asian="bold" style:font-weight-complex="bold"/>
    </style:style>
    <style:style style:name="T17" style:family="text">
      <style:text-properties officeooo:rsid="005cbcfa"/>
    </style:style>
    <style:style style:name="T18" style:family="text">
      <style:text-properties style:font-name="Arial2"/>
    </style:style>
    <style:style style:name="T19" style:family="text">
      <style:text-properties style:font-name="Arial2" fo:font-size="10pt" fo:font-weight="normal" style:font-size-asian="10pt" style:font-weight-asian="normal" style:font-size-complex="10pt" style:font-weight-complex="normal"/>
    </style:style>
    <style:style style:name="T20" style:family="text">
      <style:text-properties style:font-name="Arial2" fo:font-size="10pt" fo:font-weight="normal" officeooo:rsid="005cbcfa" style:font-size-asian="10pt" style:font-weight-asian="normal" style:font-size-complex="10pt" style:font-weight-complex="normal"/>
    </style:style>
    <style:style style:name="T21" style:family="text">
      <style:text-properties style:font-name="Arial2" fo:font-size="10pt" fo:font-weight="normal" officeooo:rsid="00637a82" style:font-size-asian="10pt" style:font-weight-asian="normal" style:font-size-complex="10pt" style:font-weight-complex="normal"/>
    </style:style>
    <style:style style:name="T22" style:family="text">
      <style:text-properties style:font-name="Arial2" fo:font-size="10pt" fo:font-weight="normal" officeooo:rsid="0071f260" style:font-size-asian="10pt" style:font-weight-asian="normal" style:font-size-complex="10pt" style:font-weight-complex="normal"/>
    </style:style>
    <style:style style:name="T23" style:family="text">
      <style:text-properties style:font-name="Arial2" fo:font-size="10pt" style:font-size-asian="10pt" style:font-size-complex="10pt"/>
    </style:style>
    <style:style style:name="T24" style:family="text">
      <style:text-properties style:font-name="Arial2" officeooo:rsid="007d6f65"/>
    </style:style>
    <style:style style:name="T25" style:family="text">
      <style:text-properties fo:font-size="10pt" fo:font-weight="normal" style:font-size-asian="10pt" style:font-weight-asian="normal" style:font-size-complex="10pt" style:font-weight-complex="normal"/>
    </style:style>
    <style:style style:name="T26" style:family="text">
      <style:text-properties fo:font-size="10pt" fo:font-weight="normal" officeooo:rsid="005cbcfa" style:font-size-asian="10pt" style:font-weight-asian="normal" style:font-size-complex="10pt" style:font-weight-complex="normal"/>
    </style:style>
    <style:style style:name="T27" style:family="text">
      <style:text-properties fo:font-size="10pt" fo:font-weight="normal" officeooo:rsid="005d4a1f" style:font-size-asian="10pt" style:font-weight-asian="normal" style:font-size-complex="10pt" style:font-weight-complex="normal"/>
    </style:style>
    <style:style style:name="T28" style:family="text">
      <style:text-properties fo:font-size="10pt" fo:font-weight="normal" officeooo:rsid="005fd4ca" style:font-size-asian="10pt" style:font-weight-asian="normal" style:font-size-complex="10pt" style:font-weight-complex="normal"/>
    </style:style>
    <style:style style:name="T29" style:family="text">
      <style:text-properties fo:font-size="10pt" fo:font-weight="normal" officeooo:rsid="0071f260" style:font-size-asian="10pt" style:font-weight-asian="normal" style:font-size-complex="10pt" style:font-weight-complex="normal"/>
    </style:style>
    <style:style style:name="T30" style:family="text">
      <style:text-properties fo:font-size="10pt" fo:font-weight="normal" officeooo:rsid="007d6f65" style:font-size-asian="10pt" style:font-weight-asian="normal" style:font-size-complex="10pt" style:font-weight-complex="normal"/>
    </style:style>
    <style:style style:name="T31" style:family="text">
      <style:text-properties fo:font-size="10pt" fo:font-weight="normal" officeooo:rsid="00800521" style:font-size-asian="10pt" style:font-weight-asian="normal" style:font-size-complex="10pt" style:font-weight-complex="normal"/>
    </style:style>
    <style:style style:name="T32" style:family="text">
      <style:text-properties fo:font-size="10pt" fo:font-weight="normal" officeooo:rsid="0083f971" style:font-size-asian="10pt" style:font-weight-asian="normal" style:font-size-complex="10pt" style:font-weight-complex="normal"/>
    </style:style>
    <style:style style:name="T33" style:family="text">
      <style:text-properties fo:font-size="10pt" fo:font-weight="normal" officeooo:rsid="0085b82e" style:font-size-asian="10pt" style:font-weight-asian="normal" style:font-size-complex="10pt" style:font-weight-complex="normal"/>
    </style:style>
    <style:style style:name="T34" style:family="text">
      <style:text-properties fo:font-size="10pt" fo:font-weight="normal" officeooo:rsid="008acc00" style:font-size-asian="10pt" style:font-weight-asian="normal" style:font-size-complex="10pt" style:font-weight-complex="normal"/>
    </style:style>
    <style:style style:name="T35" style:family="text">
      <style:text-properties fo:font-size="10pt" style:font-size-asian="10pt" style:font-size-complex="10pt"/>
    </style:style>
    <style:style style:name="T36" style:family="text">
      <style:text-properties fo:font-size="10pt" officeooo:rsid="006b246c" style:font-size-asian="10pt" style:font-size-complex="10pt"/>
    </style:style>
    <style:style style:name="T37" style:family="text">
      <style:text-properties fo:font-size="10pt" officeooo:rsid="00784c65" style:font-size-asian="10pt" style:font-size-complex="10pt"/>
    </style:style>
    <style:style style:name="T38" style:family="text">
      <style:text-properties fo:font-size="10pt" officeooo:rsid="0073a681" style:font-size-asian="10pt" style:font-size-complex="10pt"/>
    </style:style>
    <style:style style:name="T39" style:family="text">
      <style:text-properties fo:font-size="10pt" officeooo:rsid="00692d44" style:font-size-asian="10pt" style:font-size-complex="10pt"/>
    </style:style>
    <style:style style:name="T40" style:family="text">
      <style:text-properties fo:font-size="10pt" officeooo:rsid="00729dea" style:font-size-asian="10pt" style:font-size-complex="10pt"/>
    </style:style>
    <style:style style:name="T41" style:family="text">
      <style:text-properties fo:font-size="10pt" officeooo:rsid="0073ebbc" style:font-size-asian="10pt" style:font-size-complex="10pt"/>
    </style:style>
    <style:style style:name="T42" style:family="text">
      <style:text-properties fo:font-size="10pt" officeooo:rsid="0077d6d2" style:font-size-asian="10pt" style:font-size-complex="10pt"/>
    </style:style>
    <style:style style:name="T43" style:family="text">
      <style:text-properties fo:font-size="10pt" officeooo:rsid="007a1e15" style:font-size-asian="10pt" style:font-size-complex="10pt"/>
    </style:style>
    <style:style style:name="T44" style:family="text">
      <style:text-properties fo:font-size="10pt" officeooo:rsid="00776c17" style:font-size-asian="10pt" style:font-size-complex="10pt"/>
    </style:style>
    <style:style style:name="T45" style:family="text">
      <style:text-properties fo:font-size="10pt" officeooo:rsid="006b9fa9" style:font-size-asian="10pt" style:font-size-complex="10pt"/>
    </style:style>
    <style:style style:name="T46" style:family="text">
      <style:text-properties fo:font-size="10pt" officeooo:rsid="006832c1" style:font-size-asian="10pt" style:font-size-complex="10pt"/>
    </style:style>
    <style:style style:name="T47" style:family="text">
      <style:text-properties fo:font-size="10pt" officeooo:rsid="00826149" style:font-size-asian="10pt" style:font-size-complex="10pt"/>
    </style:style>
    <style:style style:name="T48" style:family="text">
      <style:text-properties fo:font-size="10pt" officeooo:rsid="008fbc02" style:font-size-asian="10pt" style:font-size-complex="10pt"/>
    </style:style>
    <style:style style:name="T49" style:family="text">
      <style:text-properties officeooo:rsid="005d4a1f"/>
    </style:style>
    <style:style style:name="T50" style:family="text">
      <style:text-properties officeooo:rsid="005e00d6"/>
    </style:style>
    <style:style style:name="T51" style:family="text">
      <style:text-properties officeooo:rsid="005fd4ca"/>
    </style:style>
    <style:style style:name="T52" style:family="text">
      <style:text-properties officeooo:rsid="0061c62c"/>
    </style:style>
    <style:style style:name="T53" style:family="text">
      <style:text-properties fo:font-size="16pt" fo:font-weight="bold" style:font-size-asian="16pt" style:font-weight-asian="bold" style:font-size-complex="16pt" style:font-weight-complex="bold"/>
    </style:style>
    <style:style style:name="T54" style:family="text">
      <style:text-properties fo:font-size="16pt" fo:font-weight="bold" officeooo:rsid="0061c62c" style:font-size-asian="16pt" style:font-weight-asian="bold" style:font-size-complex="16pt" style:font-weight-complex="bold"/>
    </style:style>
    <style:style style:name="T55" style:family="text">
      <style:text-properties fo:font-size="16pt" fo:font-weight="bold" officeooo:rsid="00729dea" style:font-size-asian="16pt" style:font-weight-asian="bold" style:font-size-complex="16pt" style:font-weight-complex="bold"/>
    </style:style>
    <style:style style:name="T56" style:family="text">
      <style:text-properties fo:font-size="16pt" fo:font-weight="bold" officeooo:rsid="006b246c" style:font-size-asian="16pt" style:font-weight-asian="bold" style:font-size-complex="16pt" style:font-weight-complex="bold"/>
    </style:style>
    <style:style style:name="T57" style:family="text">
      <style:text-properties fo:font-size="16pt" fo:font-weight="bold" officeooo:rsid="0073a681" style:font-size-asian="16pt" style:font-weight-asian="bold" style:font-size-complex="16pt" style:font-weight-complex="bold"/>
    </style:style>
    <style:style style:name="T58" style:family="text">
      <style:text-properties fo:font-size="16pt" fo:font-weight="bold" officeooo:rsid="00776c17" style:font-size-asian="16pt" style:font-weight-asian="bold" style:font-size-complex="16pt" style:font-weight-complex="bold"/>
    </style:style>
    <style:style style:name="T59" style:family="text">
      <style:text-properties fo:font-size="16pt" fo:font-weight="bold" officeooo:rsid="00784c65" style:font-size-asian="16pt" style:font-weight-asian="bold" style:font-size-complex="16pt" style:font-weight-complex="bold"/>
    </style:style>
    <style:style style:name="T60" style:family="text">
      <style:text-properties fo:color="#ff0000" style:text-line-through-style="solid" style:text-line-through-type="double" fo:font-size="16pt" fo:font-weight="bold" style:font-size-asian="16pt" style:font-weight-asian="bold" style:font-size-complex="16pt" style:font-weight-complex="bold"/>
    </style:style>
    <style:style style:name="T61" style:family="text">
      <style:text-properties fo:color="#ff0000" fo:font-weight="bold" style:font-weight-asian="bold" style:font-weight-complex="bold"/>
    </style:style>
    <style:style style:name="T62" style:family="text">
      <style:text-properties fo:color="#ff0000" fo:font-weight="bold" officeooo:rsid="0061f573" style:font-weight-asian="bold" style:font-weight-complex="bold"/>
    </style:style>
    <style:style style:name="T63" style:family="text">
      <style:text-properties fo:color="#ff0000" fo:font-size="16pt" fo:font-weight="bold" style:font-size-asian="16pt" style:font-weight-asian="bold" style:font-size-complex="16pt" style:font-weight-complex="bold"/>
    </style:style>
    <style:style style:name="T64" style:family="text">
      <style:text-properties officeooo:rsid="0061f573"/>
    </style:style>
    <style:style style:name="T65" style:family="text">
      <style:text-properties officeooo:rsid="00667090"/>
    </style:style>
    <style:style style:name="T66" style:family="text">
      <style:text-properties officeooo:rsid="006b246c"/>
    </style:style>
    <style:style style:name="T67" style:family="text">
      <style:text-properties officeooo:rsid="006b9fa9"/>
    </style:style>
    <style:style style:name="T68" style:family="text">
      <style:text-properties officeooo:rsid="0071f260"/>
    </style:style>
    <style:style style:name="T69" style:family="text">
      <style:text-properties fo:font-weight="bold" officeooo:rsid="007d6f65" style:font-weight-asian="bold" style:font-weight-complex="bold"/>
    </style:style>
    <style:style style:name="T70" style:family="text">
      <style:text-properties officeooo:rsid="00729dea"/>
    </style:style>
    <style:style style:name="T71" style:family="text">
      <style:text-properties officeooo:rsid="0074a92d"/>
    </style:style>
    <style:style style:name="T72" style:family="text">
      <style:text-properties officeooo:rsid="007696e1"/>
    </style:style>
    <style:style style:name="T73" style:family="text">
      <style:text-properties officeooo:rsid="007d6f65"/>
    </style:style>
    <style:style style:name="T74" style:family="text">
      <style:text-properties officeooo:rsid="00800521"/>
    </style:style>
    <style:style style:name="T75" style:family="text">
      <style:text-properties fo:color="#000000" fo:font-size="16pt" fo:font-weight="bold" officeooo:rsid="00800521" style:font-size-asian="16pt" style:font-weight-asian="bold" style:font-size-complex="16pt" style:font-weight-complex="bold"/>
    </style:style>
    <style:style style:name="T76" style:family="text">
      <style:text-properties officeooo:rsid="008acc00"/>
    </style:style>
    <style:style style:name="T77" style:family="text">
      <style:text-properties officeooo:rsid="008d89d0"/>
    </style:style>
    <style:style style:name="T78" style:family="text">
      <style:text-properties officeooo:rsid="008dbf57"/>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83</text:span>. <text:span text:style-name="T2">Casting</text:span></text:p>
      <text:p text:style-name="P5"/>
      <text:p text:style-name="P5"/>
      <text:p text:style-name="P7">Objectives</text:p>
      <text:p text:style-name="P6"/>
      <text:list xml:id="list1186334398" text:style-name="L1">
        <text:list-item>
          <text:p text:style-name="P90">Static casting</text:p>
        </text:list-item>
        <text:list-item>
          <text:p text:style-name="P91">Constant casting</text:p>
        </text:list-item>
        <text:list-item>
          <text:p text:style-name="P91">Reinterpret cast</text:p>
        </text:list-item>
        <text:list-item>
          <text:p text:style-name="P91">Dynamic cast</text:p>
        </text:list-item>
      </text:list>
      <text:p text:style-name="P3"/>
      <text:p text:style-name="P3"/>
      <text:p text:style-name="P28">Casting</text:p>
      <text:p text:style-name="P26"/>
      <text:p text:style-name="P27"><text:span text:style-name="T2">Recall that from CISS240, you can typecast an </text:span><text:span text:style-name="T4">int</text:span><text:span text:style-name="T2"> to a </text:span><text:span text:style-name="T4">double</text:span><text:span text:style-name="T2">, a </text:span><text:span text:style-name="T4">double</text:span><text:span text:style-name="T2"> to an </text:span><text:span text:style-name="T4">int</text:span><text:span text:style-name="T2">, a </text:span><text:span text:style-name="T4">char</text:span><text:span text:style-name="T2"> to an </text:span><text:span text:style-name="T4">int</text:span><text:span text:style-name="T2">, an </text:span><text:span text:style-name="T4">int</text:span><text:span text:style-name="T2"> to a </text:span><text:span text:style-name="T4">char</text:span><text:span text:style-name="T2">, etc.:</text:span></text:p>
      <table:table table:name="Table3" table:style-name="Table3">
        <table:table-column table:style-name="Table3.A"/>
        <table:table-header-rows>
          <table:table-row>
            <table:table-cell table:style-name="Table3.A1" office:value-type="string">
              <text:p text:style-name="P8">int i = 42;</text:p>
              <text:p text:style-name="P8">double d = 3.14;</text:p>
              <text:p text:style-name="P8">char c = 'A';</text:p>
              <text:p text:style-name="P11">int flag = 1;</text:p>
              <text:p text:style-name="P11"/>
              <text:p text:style-name="P8">double j = double(i); // or (double) i</text:p>
              <text:p text:style-name="P8">int e = int(d); // or (int) <text:span text:style-name="T78">d</text:span></text:p>
              <text:p text:style-name="P8">int <text:span text:style-name="T77">f</text:span> = int(c); // or (int) c</text:p>
              <text:p text:style-name="P11">bool flag2 = <text:span text:style-name="T77">bool</text:span>(flag);</text:p>
              <text:p text:style-name="P11"/>
              <text:p text:style-name="P8">// ...</text:p>
            </table:table-cell>
          </table:table-row>
        </table:table-header-rows>
      </table:table>
      <text:p text:style-name="P29"/>
      <text:p text:style-name="P30">Recall from the notes on pointers, you cannot assign pointer values to a pointer variable i<text:span text:style-name="T76">f</text:span> the pointer types are not the same:</text:p>
      <table:table table:name="Table1" table:style-name="Table1">
        <table:table-column table:style-name="Table1.A"/>
        <table:table-header-rows>
          <table:table-row>
            <table:table-cell table:style-name="Table1.A1" office:value-type="string">
              <text:p text:style-name="P9">int i = 42;</text:p>
              <text:p text:style-name="P9"><text:span text:style-name="T17">int *</text:span> <text:span text:style-name="T17">p</text:span> = <text:span text:style-name="T17">&amp;i</text:span>; // <text:span text:style-name="T17">OK</text:span></text:p>
              <text:p text:style-name="P9"><text:span text:style-name="T17">double *</text:span> <text:span text:style-name="T17">q</text:span> = <text:span text:style-name="T17">&amp;i</text:span>; // <text:span text:style-name="T17">BAD!!!</text:span></text:p>
            </table:table-cell>
          </table:table-row>
        </table:table-header-rows>
      </table:table>
      <text:p text:style-name="P30">But in fact you can … <text:span text:style-name="T76">if you perform an explicit typecast</text:span>:</text:p>
      <table:table table:name="Table2" table:style-name="Table2">
        <table:table-column table:style-name="Table2.A"/>
        <table:table-header-rows>
          <table:table-row>
            <table:table-cell table:style-name="Table2.A1" office:value-type="string">
              <text:p text:style-name="P9">int i = 42;</text:p>
              <text:p text:style-name="P9"><text:span text:style-name="T17">int *</text:span> <text:span text:style-name="T17">p</text:span> = <text:span text:style-name="T17">&amp;i</text:span>; // <text:span text:style-name="T17">OK</text:span></text:p>
              <text:p text:style-name="P9"><text:span text:style-name="T17">double *</text:span> <text:span text:style-name="T17">q</text:span> = <text:span text:style-name="T17">(double *)i</text:span>; // <text:span text:style-name="T17">OK ... but probably a </text:span></text:p>
              <text:p text:style-name="P9"><text:s text:c="26"/>// <text:span text:style-name="T17">bad idea ...</text:span></text:p>
            </table:table-cell>
          </table:table-row>
        </table:table-header-rows>
      </table:table>
      <text:p text:style-name="P30"/>
      <text:p text:style-name="P30">In general, it’s a good idea to think carefully before you typecast. </text:p>
      <text:p text:style-name="P30"/>
      <text:p text:style-name="P30">The above typecast has been around since C (the parent language of C++ and also the ancestor language o<text:span text:style-name="T72">f</text:span> many programming languages) and these are available in C++. C++ has also introduced it’s own casting mechanisms <text:span text:style-name="T72">t</text:span>hrough four different casting operators:</text:p>
      <text:list xml:id="list71387716" text:style-name="L2">
        <text:list-item>
          <text:p text:style-name="P92">static_cast</text:p>
        </text:list-item>
        <text:list-item>
          <text:p text:style-name="P92">const_cast</text:p>
        </text:list-item>
        <text:list-item>
          <text:p text:style-name="P92">reinterpret_cast</text:p>
        </text:list-item>
        <text:list-item>
          <text:p text:style-name="P93"><text:span text:style-name="T6">dynamic_cast</text:span><text:span text:style-name="T20"> </text:span></text:p>
        </text:list-item>
      </text:list>
      <text:p text:style-name="P77"/>
      <text:p text:style-name="P89">static_cast</text:p>
      <text:p text:style-name="P78"/>
      <text:p text:style-name="P78">The <text:span text:style-name="T16">static_cast</text:span> is most similar to the basic typecasting of types which are very similar or only result in loss of precision, i.e., casting such as </text:p>
      <table:table table:name="Table4" table:style-name="Table4">
        <table:table-column table:style-name="Table4.A"/>
        <table:table-header-rows>
          <table:table-row>
            <table:table-cell table:style-name="Table4.A1" office:value-type="string">
              <text:p text:style-name="P9">int i = 42;</text:p>
              <text:p text:style-name="P9">double d = 3.14;</text:p>
              <text:p text:style-name="P9">char c = 'A';</text:p>
              <text:p text:style-name="P11">bool flag = true;</text:p>
              <text:p text:style-name="P11"/>
              <text:p text:style-name="P9">double j = double(i); <text:s text:c="2"/>// or (double) i</text:p>
              <text:p text:style-name="P9">int e = int(d); <text:s text:c="8"/>// or (int) i</text:p>
              <text:p text:style-name="P9">int d = int(c); <text:s text:c="8"/>// or (int) c</text:p>
              <text:p text:style-name="P11">int flag2 = bool(flag); // or (int) flag</text:p>
              <text:p text:style-name="P11"/>
              <text:p text:style-name="P9">// ...</text:p>
            </table:table-cell>
          </table:table-row>
        </table:table-header-rows>
      </table:table>
      <text:p text:style-name="P53"><text:span text:style-name="T26">All the above can be executed using </text:span><text:span text:style-name="T14">static_cast</text:span><text:span text:style-name="T26">:</text:span></text:p>
      <table:table table:name="Table5" table:style-name="Table5">
        <table:table-column table:style-name="Table5.A"/>
        <table:table-header-rows>
          <table:table-row>
            <table:table-cell table:style-name="Table5.A1" office:value-type="string">
              <text:p text:style-name="P9">int i = 42;</text:p>
              <text:p text:style-name="P9">double d = 3.14;</text:p>
              <text:p text:style-name="P9">char c = 'A';</text:p>
              <text:p text:style-name="P11">bool flag = true;</text:p>
              <text:p text:style-name="P11"/>
              <text:p text:style-name="P9">double <text:span text:style-name="T49">i1</text:span> = <text:span text:style-name="T17">static_cast&lt; </text:span>double &gt;(i);</text:p>
              <text:p text:style-name="P9">int <text:span text:style-name="T49">d1</text:span> = <text:span text:style-name="T17">static_cast&lt; </text:span>int &gt;(d);</text:p>
              <text:p text:style-name="P9">int <text:span text:style-name="T49">c1</text:span> = <text:span text:style-name="T17">static_cast&lt; </text:span>int &gt;(c);</text:p>
              <text:p text:style-name="P11">bool flag<text:span text:style-name="T49">1</text:span> = static_cast&lt; bool&gt; (flag);</text:p>
              <text:p text:style-name="P11"/>
              <text:p text:style-name="P9">// ...</text:p>
            </table:table-cell>
          </table:table-row>
        </table:table-header-rows>
      </table:table>
      <text:p text:style-name="P30"/>
      <text:p text:style-name="P31">In general static cast is allowed when automatic typecasting is allowed. For instance</text:p>
      <table:table table:name="Table6" table:style-name="Table6">
        <table:table-column table:style-name="Table6.A"/>
        <table:table-header-rows>
          <table:table-row>
            <table:table-cell table:style-name="Table6.A1" office:value-type="string">
              <text:p text:style-name="P10">int i = 42;</text:p>
              <text:p text:style-name="P12">double i1 = i; <text:s text:c="23"/>// automatic</text:p>
              <text:p text:style-name="P12">double i2 = double(i); <text:s text:c="15"/>// OK</text:p>
              <text:p text:style-name="P10">double <text:span text:style-name="T49">i3</text:span> = <text:span text:style-name="T17">static_cast&lt; </text:span>double &gt;(i); // <text:span text:style-name="T49">OK</text:span></text:p>
            </table:table-cell>
          </table:table-row>
        </table:table-header-rows>
      </table:table>
      <text:p text:style-name="P31"/>
      <text:p text:style-name="P31">However this is no<text:span text:style-name="T76">t</text:span> allowed:</text:p>
      <table:table table:name="Table7" table:style-name="Table7">
        <table:table-column table:style-name="Table7.A"/>
        <table:table-header-rows>
          <table:table-row>
            <table:table-cell table:style-name="Table7.A1" office:value-type="string">
              <text:p text:style-name="P10">int i = 42;</text:p>
              <text:p text:style-name="P12">double * p = &amp;i;</text:p>
            </table:table-cell>
          </table:table-row>
        </table:table-header-rows>
      </table:table>
      <text:p text:style-name="P31">Therefore this will not compile:</text:p>
      <table:table table:name="Table8" table:style-name="Table8">
        <table:table-column table:style-name="Table8.A"/>
        <table:table-header-rows>
          <table:table-row>
            <table:table-cell table:style-name="Table8.A1" office:value-type="string">
              <text:p text:style-name="P10">int i = 42;</text:p>
              <text:p text:style-name="P12">double * p = static_cast&lt; double *&gt;(&amp;i); // BAD!!!</text:p>
            </table:table-cell>
          </table:table-row>
        </table:table-header-rows>
      </table:table>
      <text:p text:style-name="P31">Of course C-style casting allows you to do this:</text:p>
      <table:table table:name="Table9" table:style-name="Table9">
        <table:table-column table:style-name="Table9.A"/>
        <table:table-header-rows>
          <table:table-row>
            <table:table-cell table:style-name="Table9.A1" office:value-type="string">
              <text:p text:style-name="P10">int i = 42;</text:p>
              <text:p text:style-name="P12">double * p = (double *)(&amp;i);</text:p>
            </table:table-cell>
          </table:table-row>
        </table:table-header-rows>
      </table:table>
      <text:p text:style-name="P31">And this is <text:span text:style-name="T53">the whole point of C++ typecasting</text:span>. It’s to subdivide C style castings into various kinds of C++ type casting so as to provide finer control and to provide more warnings.</text:p>
      <text:p text:style-name="P31"/>
      <text:p text:style-name="P32">That being said, note that in many areas of C++ programming, as long as you know what you are doing, i.e., you are only typecasting when <text:soft-page-break/>automatic typecasting is allowed (and not crazy typecasting between pointers of different types), then you’ll see that C-style typecasting is still used when writing C++ code. </text:p>
      <text:p text:style-name="P32"/>
      <text:p text:style-name="P32">For instance when you look OpenCV programs (<text:span text:style-name="T72">CV = </text:span>computer vision, <text:span text:style-name="T72">OpenCV is a very famous open source CV library written in C/C++</text:span>), it’s very common to see C-style typecasting rather than C++ style typecasting. <text:span text:style-name="T72">Also, OpenGL C++ program (for computer graphics) tend to use C-style typecasting.</text:span></text:p>
      <text:p text:style-name="P31"/>
      <text:p text:style-name="P73"><text:span text:style-name="T50">const_cast</text:span></text:p>
      <text:p text:style-name="P64"/>
      <text:p text:style-name="P34">Look at this program:</text:p>
      <table:table table:name="Table10" table:style-name="Table10">
        <table:table-column table:style-name="Table10.A"/>
        <table:table-header-rows>
          <table:table-row>
            <table:table-cell table:style-name="Table10.A1" office:value-type="string">
              <text:p text:style-name="P13">void g(int &amp; <text:span text:style-name="T51">y</text:span>)</text:p>
              <text:p text:style-name="P13">{}</text:p>
              <text:p text:style-name="P13"/>
              <text:p text:style-name="P13">void f(const int &amp; x)</text:p>
              <text:p text:style-name="P13">{</text:p>
              <text:p text:style-name="P13"><text:s text:c="4"/>g(x);</text:p>
              <text:p text:style-name="P13">}</text:p>
              <text:p text:style-name="P13"/>
              <text:p text:style-name="P13">int main{}</text:p>
              <text:p text:style-name="P13">{</text:p>
              <text:p text:style-name="P13"><text:s text:c="4"/>f(42);</text:p>
              <text:p text:style-name="P13"><text:s text:c="4"/>return 0;</text:p>
              <text:p text:style-name="P13">}</text:p>
            </table:table-cell>
          </table:table-row>
        </table:table-header-rows>
      </table:table>
      <text:p text:style-name="P61"><text:span text:style-name="T25">Will it compile? (I’</text:span><text:span text:style-name="T30">ll</text:span><text:span text:style-name="T25"> give you 5 seconds.) Next, try to compile it. </text:span></text:p>
      <text:p text:style-name="P33"/>
      <text:p text:style-name="P61"><text:span text:style-name="T27">O</text:span><text:span text:style-name="T25">f course it won’t. </text:span></text:p>
      <text:p text:style-name="P35"/>
      <text:p text:style-name="P61"><text:span text:style-name="T25">If you did not answer the above question correctly, you should review notes on references and also on pointers </text:span><text:span text:style-name="T28">right away </text:span><text:span text:style-name="T25">because the above is similar to </text:span></text:p>
      <table:table table:name="Table11" table:style-name="Table11">
        <table:table-column table:style-name="Table11.A"/>
        <table:table-header-rows>
          <table:table-row>
            <table:table-cell table:style-name="Table11.A1" office:value-type="string">
              <text:p text:style-name="P13">void g(int * <text:span text:style-name="T51">y</text:span>)</text:p>
              <text:p text:style-name="P13">{}</text:p>
              <text:p text:style-name="P13"/>
              <text:p text:style-name="P13">void f(const int * x)</text:p>
              <text:p text:style-name="P13">{</text:p>
              <text:p text:style-name="P13"><text:s text:c="4"/>g(x);</text:p>
              <text:p text:style-name="P13">}</text:p>
              <text:p text:style-name="P13"/>
              <text:p text:style-name="P13">int main{}</text:p>
              <text:p text:style-name="P13">{</text:p>
              <text:p text:style-name="P13"><text:s text:c="4"/>int i = 42;</text:p>
              <text:p text:style-name="P13"><text:s text:c="4"/>f(&amp;i);</text:p>
              <text:p text:style-name="P13"><text:s text:c="4"/>return 0;</text:p>
              <text:p text:style-name="P13">}</text:p>
            </table:table-cell>
          </table:table-row>
        </table:table-header-rows>
      </table:table>
      <text:p text:style-name="P49">In particular look at constantness of pointers (and of references).</text:p>
      <text:p text:style-name="P49"/>
      <text:p text:style-name="P36">This will not compile</text:p>
      <table:table table:name="Table12" table:style-name="Table12">
        <table:table-column table:style-name="Table12.A"/>
        <table:table-header-rows>
          <text:soft-page-break/>
          <table:table-row>
            <table:table-cell table:style-name="Table12.A1" office:value-type="string">
              <text:p text:style-name="P14">void g(int &amp; <text:span text:style-name="T51">y</text:span>)</text:p>
              <text:p text:style-name="P14">{}</text:p>
              <text:p text:style-name="P14"/>
              <text:p text:style-name="P14">void f(const int &amp; x)</text:p>
              <text:p text:style-name="P14">{</text:p>
              <text:p text:style-name="P14"><text:s text:c="4"/>g(x);</text:p>
              <text:p text:style-name="P14">}</text:p>
              <text:p text:style-name="P14"/>
              <text:p text:style-name="P14">int main{}</text:p>
              <text:p text:style-name="P14">{</text:p>
              <text:p text:style-name="P14"><text:s text:c="4"/><text:span text:style-name="T51">int i = 42;</text:span></text:p>
              <text:p text:style-name="P14"><text:s text:c="4"/>f(<text:span text:style-name="T51">i</text:span>);</text:p>
              <text:p text:style-name="P14"><text:s text:c="4"/>return 0;</text:p>
              <text:p text:style-name="P14">}</text:p>
            </table:table-cell>
          </table:table-row>
        </table:table-header-rows>
      </table:table>
      <text:p text:style-name="P54"><text:span text:style-name="T25">because the </text:span><text:span text:style-name="T5">y</text:span><text:span text:style-name="T25"> of </text:span><text:span text:style-name="T5">g()</text:span><text:span text:style-name="T25"> references the </text:span><text:span text:style-name="T5">x</text:span><text:span text:style-name="T25"> of </text:span><text:span text:style-name="T5">f()</text:span><text:span text:style-name="T19">, but</text:span><text:span text:style-name="T5"> y</text:span><text:span text:style-name="T19"> is a reference while </text:span><text:span text:style-name="T5">x</text:span><text:span text:style-name="T19"> is a reference to a constant. This means that </text:span><text:span text:style-name="T3">x</text:span> cannot change the value it is referencing<text:span text:style-name="T19"> and yet </text:span><text:span text:style-name="T5">x</text:span><text:span text:style-name="T19"> wants to </text:span>allow <text:span text:style-name="T3">y</text:span> to reference that value with the power to change it<text:span text:style-name="T19">. That’s </text:span>not possible<text:span text:style-name="T19">. This is similar to this issue </text:span><text:span text:style-name="T30">(for references)</text:span><text:span text:style-name="T19">:</text:span></text:p>
      <table:table table:name="Table13" table:style-name="Table13">
        <table:table-column table:style-name="Table13.A"/>
        <table:table-header-rows>
          <table:table-row>
            <table:table-cell table:style-name="Table13.A1" office:value-type="string">
              <text:p text:style-name="P18">int i = 42;</text:p>
              <text:p text:style-name="P18">const int &amp; x = i; // x is weak ... change change i</text:p>
              <text:p text:style-name="P18">int &amp; y = x; <text:s text:c="6"/>// y wants to be strong and wants </text:p>
              <text:p text:style-name="P18"><text:s text:c="19"/>// to change <text:span text:style-name="T73">i</text:span>, through x. NOPE!!!</text:p>
            </table:table-cell>
          </table:table-row>
        </table:table-header-rows>
      </table:table>
      <text:p text:style-name="P36">which has the same issue as <text:span text:style-name="T73">this (for pointers):</text:span> </text:p>
      <table:table table:name="Table14" table:style-name="Table14">
        <table:table-column table:style-name="Table14.A"/>
        <table:table-header-rows>
          <table:table-row>
            <table:table-cell table:style-name="Table14.A1" office:value-type="string">
              <text:p text:style-name="P18">int i = 42;</text:p>
              <text:p text:style-name="P18">const int * x = &amp;i; </text:p>
              <text:p text:style-name="P18">int * y = x;</text:p>
            </table:table-cell>
          </table:table-row>
        </table:table-header-rows>
      </table:table>
      <text:p text:style-name="P36"/>
      <text:p text:style-name="P37">Going back to </text:p>
      <table:table table:name="Table15" table:style-name="Table15">
        <table:table-column table:style-name="Table15.A"/>
        <table:table-header-rows>
          <table:table-row>
            <table:table-cell table:style-name="Table15.A1" office:value-type="string">
              <text:p text:style-name="P15">void g(int &amp; <text:span text:style-name="T51">y</text:span>)</text:p>
              <text:p text:style-name="P15">{}</text:p>
              <text:p text:style-name="P15"/>
              <text:p text:style-name="P15">void f(const int &amp; x)</text:p>
              <text:p text:style-name="P15">{</text:p>
              <text:p text:style-name="P15"><text:s text:c="4"/>g(x);</text:p>
              <text:p text:style-name="P15">}</text:p>
              <text:p text:style-name="P15"/>
              <text:p text:style-name="P15">int main{}</text:p>
              <text:p text:style-name="P15">{</text:p>
              <text:p text:style-name="P15"><text:s text:c="4"/>f(42);</text:p>
              <text:p text:style-name="P15"><text:s text:c="4"/>return 0;</text:p>
              <text:p text:style-name="P15">}</text:p>
            </table:table-cell>
          </table:table-row>
        </table:table-header-rows>
      </table:table>
      <text:p text:style-name="P55"><text:span text:style-name="T19">The issue is the </text:span><text:span text:style-name="T5">x</text:span><text:span text:style-name="T19"> in </text:span><text:span text:style-name="T5">g(x)</text:span><text:span text:style-name="T19"> </text:span><text:span text:style-name="T18">cannot</text:span><text:span text:style-name="T19"> be referencing a constant </text:span><text:span text:style-name="T5">int</text:span><text:span text:style-name="T19">, i.e., you want to </text:span>remove the constantness<text:span text:style-name="T19"> of the </text:span><text:span text:style-name="T5">x</text:span><text:span text:style-name="T19">:</text:span></text:p>
      <table:table table:name="Table16" table:style-name="Table16">
        <table:table-column table:style-name="Table16.A"/>
        <table:table-header-rows>
          <text:soft-page-break/>
          <table:table-row>
            <table:table-cell table:style-name="Table16.A1" office:value-type="string">
              <text:p text:style-name="P15">void g(int &amp; <text:span text:style-name="T51">y</text:span>)</text:p>
              <text:p text:style-name="P15">{}</text:p>
              <text:p text:style-name="P15"/>
              <text:p text:style-name="P15">void f(<text:span text:style-name="T53">const</text:span> int &amp; x)</text:p>
              <text:p text:style-name="P15">{</text:p>
              <text:p text:style-name="P15"><text:s text:c="4"/>g(x);</text:p>
              <text:p text:style-name="P15">}</text:p>
              <text:p text:style-name="P15"/>
              <text:p text:style-name="P15">int main{}</text:p>
              <text:p text:style-name="P15">{</text:p>
              <text:p text:style-name="P15"><text:s text:c="4"/>f(42);</text:p>
              <text:p text:style-name="P15"><text:s text:c="4"/>return 0;</text:p>
              <text:p text:style-name="P15">}</text:p>
            </table:table-cell>
          </table:table-row>
        </table:table-header-rows>
      </table:table>
      <text:p text:style-name="P37">Of course one solution is this:</text:p>
      <text:p text:style-name="P55"/>
      <table:table table:name="Table17" table:style-name="Table17">
        <table:table-column table:style-name="Table17.A"/>
        <table:table-header-rows>
          <table:table-row>
            <table:table-cell table:style-name="Table17.A1" office:value-type="string">
              <text:p text:style-name="P15">void g(<text:span text:style-name="T54">const</text:span><text:span text:style-name="T52"> </text:span>int &amp; <text:span text:style-name="T51">y</text:span>)</text:p>
              <text:p text:style-name="P15">{}</text:p>
              <text:p text:style-name="P15"/>
              <text:p text:style-name="P15">void f(const int &amp; x)</text:p>
              <text:p text:style-name="P15">{</text:p>
              <text:p text:style-name="P15"><text:s text:c="4"/>g(x);</text:p>
              <text:p text:style-name="P15">}</text:p>
              <text:p text:style-name="P15"/>
              <text:p text:style-name="P15">int main{}</text:p>
              <text:p text:style-name="P15">{</text:p>
              <text:p text:style-name="P15"><text:s text:c="4"/>f(42);</text:p>
              <text:p text:style-name="P15"><text:s text:c="4"/>return 0;</text:p>
              <text:p text:style-name="P15">}</text:p>
            </table:table-cell>
          </table:table-row>
        </table:table-header-rows>
      </table:table>
      <text:p text:style-name="P55"><text:span text:style-name="T19">Then everything works. But if the function </text:span><text:span text:style-name="T5">g()</text:span><text:span text:style-name="T19"> was written by someone else and you cannot change the source code, then what are you doing to do? </text:span><text:span text:style-name="T30">(</text:span><text:span text:style-name="T19">This does happen. </text:span><text:span text:style-name="T30">For instance </text:span><text:span text:style-name="T8">g()</text:span><text:span text:style-name="T30"> </text:span><text:span text:style-name="T32">might</text:span><text:span text:style-name="T30"> be a function in a library that someone else wrote and you only have the header file and the compile</text:span><text:span text:style-name="T33">d</text:span><text:span text:style-name="T30"> binary code, but not the source file. This means that </text:span><text:span text:style-name="T33">although </text:span><text:span text:style-name="T30">you can change the prototype in the header file </text:span><text:span text:style-name="T33">it won’t help because </text:span><text:span text:style-name="T30">you cannot change </text:span><text:span text:style-name="T8">g()</text:span><text:span text:style-name="T30"> in the cpp file.)</text:span></text:p>
      <text:p text:style-name="P37"/>
      <text:p text:style-name="P55"><text:span text:style-name="T33">Y</text:span><text:span text:style-name="T19">ou </text:span><text:span text:style-name="T33">can </text:span><text:span text:style-name="T19">remov</text:span><text:span text:style-name="T30">e</text:span><text:span text:style-name="T19"> the constantness of the </text:span><text:span text:style-name="T5">x</text:span><text:span text:style-name="T19"> in </text:span><text:span text:style-name="T5">f()</text:span><text:span text:style-name="T19">:</text:span></text:p>
      <table:table table:name="Table18" table:style-name="Table18">
        <table:table-column table:style-name="Table18.A"/>
        <table:table-header-rows>
          <table:table-row>
            <table:table-cell table:style-name="Table18.A1" office:value-type="string">
              <text:p text:style-name="P15">void g(int &amp; <text:span text:style-name="T51">y</text:span>)</text:p>
              <text:p text:style-name="P15">{}</text:p>
              <text:p text:style-name="P15"/>
              <text:p text:style-name="P15">void f(<text:span text:style-name="T60">const</text:span> int &amp; x)</text:p>
              <text:p text:style-name="P15">{</text:p>
              <text:p text:style-name="P15"><text:s text:c="4"/>g(x);</text:p>
              <text:p text:style-name="P15">}</text:p>
              <text:p text:style-name="P15"/>
              <text:p text:style-name="P15">int main{}</text:p>
              <text:p text:style-name="P15">{</text:p>
              <text:p text:style-name="P15"><text:s text:c="4"/>f(42);</text:p>
              <text:p text:style-name="P15"><text:s text:c="4"/>return 0;</text:p>
              <text:p text:style-name="P15">}</text:p>
            </table:table-cell>
          </table:table-row>
        </table:table-header-rows>
      </table:table>
      <text:p text:style-name="P55"><text:span text:style-name="T19">But what if the function </text:span><text:span text:style-name="T5">f()</text:span><text:span text:style-name="T19"> should not change the value that </text:span><text:span text:style-name="T5">x</text:span><text:span text:style-name="T19"> </text:span><text:soft-page-break/><text:span text:style-name="T19">references? For instance what if </text:span><text:span text:style-name="T5">f()</text:span><text:span text:style-name="T19"> is a printing function? Then </text:span><text:span text:style-name="T5">x</text:span><text:span text:style-name="T19"> should be a constant reference … </text:span><text:span text:style-name="T18">except when calling </text:span><text:span text:style-name="T3">g()</text:span><text:span text:style-name="T19">. In other words, you only want to remove the constantness of </text:span><text:span text:style-name="T5">x</text:span><text:span text:style-name="T19"> </text:span><text:span text:style-name="T18">temporarily</text:span><text:span text:style-name="T19">. Then you can use the constant cast:</text:span></text:p>
      <table:table table:name="Table19" table:style-name="Table19">
        <table:table-column table:style-name="Table19.A"/>
        <table:table-header-rows>
          <table:table-row>
            <table:table-cell table:style-name="Table19.A1" office:value-type="string">
              <text:p text:style-name="P15">void g(int &amp; <text:span text:style-name="T51">y</text:span>)</text:p>
              <text:p text:style-name="P15">{}</text:p>
              <text:p text:style-name="P15"/>
              <text:p text:style-name="P15">void f(const int &amp; x)</text:p>
              <text:p text:style-name="P15">{</text:p>
              <text:p text:style-name="P15"><text:s text:c="4"/>g(<text:span text:style-name="T53">const_cast&lt; int &amp; &gt;</text:span>(x));</text:p>
              <text:p text:style-name="P15">}</text:p>
              <text:p text:style-name="P15"/>
              <text:p text:style-name="P15">int main{}</text:p>
              <text:p text:style-name="P15">{</text:p>
              <text:p text:style-name="P15"><text:s text:c="4"/>f(42);</text:p>
              <text:p text:style-name="P15"><text:s text:c="4"/>return 0;</text:p>
              <text:p text:style-name="P15">}</text:p>
            </table:table-cell>
          </table:table-row>
        </table:table-header-rows>
      </table:table>
      <text:p text:style-name="P37">Go ahead and compile it now. </text:p>
      <text:p text:style-name="P37"/>
      <text:p text:style-name="P55"><text:span text:style-name="T19">NOTE: This is (in my opinion) a wrong name. Because it makes you think that you are making something constant. In fact the point of th</text:span><text:span text:style-name="T34">is</text:span><text:span text:style-name="T19"> cast is to </text:span><text:span text:style-name="T18">remove</text:span><text:span text:style-name="T19"> the constantness. </text:span><text:span text:style-name="T30">A better name would be “</text:span><text:span text:style-name="T33">remove</text:span><text:span text:style-name="T30">_const_</text:span><text:span text:style-name="T33">cast</text:span><text:span text:style-name="T30">”!!!</text:span></text:p>
      <text:p text:style-name="P37"/>
      <text:p text:style-name="P56"><text:span text:style-name="T19">This can happen in the following scenario. </text:span><text:span text:style-name="T21">Suppose in your </text:span><text:span text:style-name="T7">Date</text:span><text:span text:style-name="T21"> class, you forgot to make the </text:span><text:span text:style-name="T7">get_year()</text:span><text:span text:style-name="T21"> method constant. Then this will not compile:</text:span></text:p>
      <table:table table:name="Table20" table:style-name="Table20">
        <table:table-column table:style-name="Table20.A"/>
        <table:table-header-rows>
          <text:soft-page-break/>
          <table:table-row>
            <table:table-cell table:style-name="Table20.A1" office:value-type="string">
              <text:p text:style-name="P19">class Date</text:p>
              <text:p text:style-name="P19">{</text:p>
              <text:p text:style-name="P19">public:</text:p>
              <text:p text:style-name="P19"><text:s text:c="4"/>...</text:p>
              <text:p text:style-name="P19"><text:s text:c="4"/>int get_yyyy() // OOPS ... forgot to make method</text:p>
              <text:p text:style-name="P19"><text:s text:c="19"/>// constant!!!</text:p>
              <text:p text:style-name="P19"><text:s text:c="4"/>{ </text:p>
              <text:p text:style-name="P19"><text:s text:c="8"/>return yyyy_;</text:p>
              <text:p text:style-name="P19"><text:s text:c="4"/>}</text:p>
              <text:p text:style-name="P19"><text:s text:c="4"/>...</text:p>
              <text:p text:style-name="P19">};</text:p>
              <text:p text:style-name="P16"/>
              <text:p text:style-name="P16"><text:span text:style-name="T64">std::ostream &amp; operator&lt;&lt;</text:span>(<text:span text:style-name="T64">std::ostream &amp; cout,</text:span></text:p>
              <text:p text:style-name="P16"><text:s text:c="14"/><text:span text:style-name="T64"><text:s text:c="12"/></text:span>const <text:span text:style-name="T64">Date</text:span> &amp; <text:span text:style-name="T64">date</text:span>)</text:p>
              <text:p text:style-name="P16">{</text:p>
              <text:p text:style-name="P16"><text:s text:c="4"/><text:span text:style-name="T64">cout &lt;&lt; date</text:span>.<text:span text:style-name="T64">get_yyyy()</text:span></text:p>
              <text:p text:style-name="P16"><text:s text:c="9"/>&lt;&lt; ...</text:p>
              <text:p text:style-name="P16"><text:s text:c="4"/><text:span text:style-name="T64">return cout;</text:span></text:p>
              <text:p text:style-name="P16">}</text:p>
              <text:p text:style-name="P16"/>
              <text:p text:style-name="P16">int main{}</text:p>
              <text:p text:style-name="P16">{</text:p>
              <text:p text:style-name="P16"><text:s text:c="4"/>f(42);</text:p>
              <text:p text:style-name="P16"><text:s text:c="4"/>return 0;</text:p>
              <text:p text:style-name="P16">}</text:p>
            </table:table-cell>
          </table:table-row>
        </table:table-header-rows>
      </table:table>
      <text:p text:style-name="P38"/>
      <text:p text:style-name="P38"/>
      <text:p text:style-name="P39"><text:span text:style-name="T69">Exercise.</text:span><text:span text:style-name="T73"> </text:span>Make sure you complete the above example to see the compilation error message <text:span text:style-name="T73">from your compiler!!!</text:span> The correct thing is to make the <text:span text:style-name="T3">get_yyyy()</text:span> constant. But suppose you can’t. Then you would have to resort to this:</text:p>
      <table:table table:name="Table21" table:style-name="Table21">
        <table:table-column table:style-name="Table21.A"/>
        <table:table-header-rows>
          <text:soft-page-break/>
          <table:table-row>
            <table:table-cell table:style-name="Table21.A1" office:value-type="string">
              <text:p text:style-name="P20">class Date</text:p>
              <text:p text:style-name="P20">{</text:p>
              <text:p text:style-name="P20">public:</text:p>
              <text:p text:style-name="P20"><text:s text:c="4"/>...</text:p>
              <text:p text:style-name="P20"><text:s text:c="4"/>int get_yyyy() // OOPS ... forgot to make method</text:p>
              <text:p text:style-name="P20"><text:s text:c="19"/>// constant!!!</text:p>
              <text:p text:style-name="P20"><text:s text:c="4"/>{ </text:p>
              <text:p text:style-name="P20"><text:s text:c="8"/>return yyyy_;</text:p>
              <text:p text:style-name="P20"><text:s text:c="4"/>}</text:p>
              <text:p text:style-name="P20"><text:s text:c="4"/>...</text:p>
              <text:p text:style-name="P20">};</text:p>
              <text:p text:style-name="P17"/>
              <text:p text:style-name="P17"><text:span text:style-name="T64">std::ostream &amp; operator&lt;&lt;</text:span>(<text:span text:style-name="T64">std::ostream &amp; cout,</text:span></text:p>
              <text:p text:style-name="P17"><text:s text:c="14"/><text:span text:style-name="T64"><text:s text:c="12"/></text:span>const <text:span text:style-name="T64">Date</text:span> &amp; <text:span text:style-name="T64">date</text:span>)</text:p>
              <text:p text:style-name="P17">{</text:p>
              <text:p text:style-name="P17"><text:s text:c="4"/><text:span text:style-name="T64">cout &lt;&lt; </text:span><text:span text:style-name="T61">const_cast&lt; </text:span><text:span text:style-name="T62">Date</text:span><text:span text:style-name="T61"> &amp; &gt;(</text:span><text:span text:style-name="T62">date</text:span><text:span text:style-name="T61">)</text:span>.<text:span text:style-name="T64">get_yyyy()</text:span></text:p>
              <text:p text:style-name="P17"><text:s text:c="9"/>&lt;&lt; ...</text:p>
              <text:p text:style-name="P17"><text:s text:c="4"/><text:span text:style-name="T64">return cout;</text:span></text:p>
              <text:p text:style-name="P17">}</text:p>
              <text:p text:style-name="P17"/>
              <text:p text:style-name="P17">int main{}</text:p>
              <text:p text:style-name="P17">{</text:p>
              <text:p text:style-name="P17"><text:s text:c="4"/>f(42);</text:p>
              <text:p text:style-name="P17"><text:s text:c="4"/>return 0;</text:p>
              <text:p text:style-name="P17">}</text:p>
            </table:table-cell>
          </table:table-row>
        </table:table-header-rows>
      </table:table>
      <text:p text:style-name="P49">Get it?</text:p>
      <text:p text:style-name="P49"/>
      <text:p text:style-name="P57"><text:span text:style-name="T19">In general, use of </text:span><text:span text:style-name="T5">const_cast</text:span><text:span text:style-name="T19"> indicates an issue with the design of the code (just like the above scenario) – the issue is really that </text:span><text:span text:style-name="T5">get_yyyy()</text:span><text:span text:style-name="T19"> should be made constant. But there are times when you have no choice when you don’t have access to the source </text:span><text:span text:style-name="T30">cpp file and the definition of the function/method is in the cpp file and not in the header file</text:span><text:span text:style-name="T19">.</text:span></text:p>
      <text:p text:style-name="P38"/>
      <text:p text:style-name="P38">For the analogous pointer case, you can also use constant cast to resolve the issue:</text:p>
      <table:table table:name="Table22" table:style-name="Table22">
        <table:table-column table:style-name="Table22.A"/>
        <table:table-header-rows>
          <table:table-row>
            <table:table-cell table:style-name="Table22.A1" office:value-type="string">
              <text:p text:style-name="P20">void g(int * x)</text:p>
              <text:p text:style-name="P20">{}</text:p>
              <text:p text:style-name="P20"/>
              <text:p text:style-name="P20">void f(const int * x)</text:p>
              <text:p text:style-name="P20">{</text:p>
              <text:p text:style-name="P20"><text:s text:c="4"/>g(<text:span text:style-name="T63">const_cast&lt; int * &gt;(x)</text:span>);</text:p>
              <text:p text:style-name="P20">}</text:p>
              <text:p text:style-name="P20"/>
              <text:p text:style-name="P20">int main()</text:p>
              <text:p text:style-name="P20">{</text:p>
              <text:p text:style-name="P20"><text:s text:c="4"/>int i = 42;</text:p>
              <text:p text:style-name="P20"><text:s text:c="4"/>f(&amp;i);</text:p>
              <text:p text:style-name="P20"/>
              <text:p text:style-name="P20"><text:s text:c="4"/>return 0;</text:p>
              <text:p text:style-name="P20">}</text:p>
            </table:table-cell>
          </table:table-row>
        </table:table-header-rows>
      </table:table>
      <text:p text:style-name="P38"/>
      <text:p text:style-name="P74">reinterpret_cast<text:span text:style-name="T18"> </text:span><text:span text:style-name="T24">and </text:span><text:span text:style-name="T73">void *</text:span></text:p>
      <text:p text:style-name="P40"/>
      <text:p text:style-name="P40">Recall that while you can do C-style casting for pointer types:</text:p>
      <table:table table:name="Table23" table:style-name="Table23">
        <table:table-column table:style-name="Table23.A"/>
        <table:table-header-rows>
          <table:table-row>
            <table:table-cell table:style-name="Table23.A1" office:value-type="string">
              <text:p text:style-name="P21">int i = 42;</text:p>
              <text:p text:style-name="P21">float * p = (float *)(&amp;i);</text:p>
            </table:table-cell>
          </table:table-row>
        </table:table-header-rows>
      </table:table>
      <text:p text:style-name="P58"><text:span text:style-name="T19">Using C++ typecasting, the above is done using the </text:span><text:span text:style-name="T5">reinterpret_cast</text:span><text:span text:style-name="T19">. Try this:</text:span></text:p>
      <table:table table:name="Table24" table:style-name="Table24">
        <table:table-column table:style-name="Table24.A"/>
        <table:table-header-rows>
          <table:table-row>
            <table:table-cell table:style-name="Table24.A1" office:value-type="string">
              <text:p text:style-name="P21">int i = 42;</text:p>
              <text:p text:style-name="P21">float * p = reinterpret_cast&lt; float * &gt;(&amp;i);</text:p>
            </table:table-cell>
          </table:table-row>
        </table:table-header-rows>
      </table:table>
      <text:p text:style-name="P40">You should try to do the above with <text:span text:style-name="T16">static_cast</text:span> and <text:span text:style-name="T16">const_cast</text:span> to check that neither of them works.</text:p>
      <text:p text:style-name="P40"/>
      <text:p text:style-name="P40">You should try this:</text:p>
      <table:table table:name="Table25" table:style-name="Table25">
        <table:table-column table:style-name="Table25.A"/>
        <table:table-header-rows>
          <table:table-row>
            <table:table-cell table:style-name="Table25.A1" office:value-type="string">
              <text:p text:style-name="P21">#include &lt;iostream&gt;</text:p>
              <text:p text:style-name="P21"/>
              <text:p text:style-name="P21">int main()</text:p>
              <text:p text:style-name="P21">{</text:p>
              <text:p text:style-name="P21"><text:s text:c="4"/>int i = 42;</text:p>
              <text:p text:style-name="P21"><text:s text:c="4"/>float * p = reinterpret_cast&lt; float * &gt;(&amp;i);</text:p>
              <text:p text:style-name="P21"><text:s text:c="4"/>*p = 0.0f;</text:p>
              <text:p text:style-name="P21"><text:s text:c="4"/>std::cout &lt;&lt; i &lt;&lt; '\n'; // you get 0 because the </text:p>
              <text:p text:style-name="P21"><text:s text:c="28"/>// bit pattern of 0.0f</text:p>
              <text:p text:style-name="P21"><text:s text:c="28"/>// happens to be the same </text:p>
              <text:p text:style-name="P21"><text:s text:c="28"/>// bit pattern of 0.</text:p>
              <text:p text:style-name="P21"/>
              <text:p text:style-name="P21"><text:s text:c="4"/>*p = 3.14f; </text:p>
              <text:p text:style-name="P21"><text:s text:c="4"/>std::cout &lt;&lt; i &lt;&lt; '\n'; // you do NOT get 3 </text:p>
              <text:p text:style-name="P21"><text:s text:c="28"/>// because the bit </text:p>
              <text:p text:style-name="P21"><text:s text:c="28"/>// pattern of 3.14f is </text:p>
              <text:p text:style-name="P21"><text:s text:c="28"/>// NOT 3.</text:p>
              <text:p text:style-name="P21"><text:s text:c="3"/></text:p>
              <text:p text:style-name="P21"><text:s text:c="4"/>return 0;</text:p>
              <text:p text:style-name="P21">}</text:p>
            </table:table-cell>
          </table:table-row>
        </table:table-header-rows>
      </table:table>
      <text:p text:style-name="P58"><text:span text:style-name="T19">The second output is </text:span><text:span text:style-name="T5">1078523331</text:span><text:span text:style-name="T19">. Why? Because the bit pattern for </text:span><text:span text:style-name="T5">3.14f</text:span><text:span text:style-name="T19"> happens to be the bit pattern of the integer </text:span><text:span text:style-name="T5">1078523331</text:span><text:span text:style-name="T19">. </text:span></text:p>
      <text:p text:style-name="P40"/>
      <text:p text:style-name="P58"><text:span text:style-name="T19">In general you should probably not use </text:span><text:span text:style-name="T9">reinterpret_cast</text:span><text:span text:style-name="T19"> of pointers until you have taken CISS360 where you will learn more about bit representations </text:span><text:span text:style-name="T30">and C/C++ bit programming.</text:span></text:p>
      <text:p text:style-name="P40"/>
      <text:p text:style-name="P59"><text:span text:style-name="T25">Note that in the above </text:span><text:span text:style-name="T5">p</text:span><text:span text:style-name="T25"> points to a </text:span><text:span text:style-name="T5">float</text:span><text:span text:style-name="T25"> (the smaller version of </text:span><text:span text:style-name="T5">double</text:span><text:span text:style-name="T25">). So C++ will treat </text:span><text:span text:style-name="T5">*p</text:span><text:span text:style-name="T25"> is a </text:span><text:span text:style-name="T5">float</text:span><text:span text:style-name="T25">. Sometimes (in the future), you might simply </text:span>want an address<text:span text:style-name="T25"> and you </text:span>don’t really want to interpret the value at that address<text:span text:style-name="T25"> as an </text:span><text:span text:style-name="T5">int</text:span><text:span text:style-name="T25"> or </text:span><text:span text:style-name="T5">double</text:span><text:span text:style-name="T25"> or </text:span><text:span text:style-name="T5">float</text:span><text:span text:style-name="T25"> or </text:span><text:span text:style-name="T5">char</text:span><text:span text:style-name="T25"> or </text:span><text:span text:style-name="T5">bool</text:span><text:span text:style-name="T19"> </text:span><text:span text:style-name="T22">or anything at all</text:span><text:span text:style-name="T19">. </text:span><text:span text:style-name="T25">In that case, the pointer type you want is called </text:span></text:p>
      <text:p text:style-name="P51"/>
      <text:p text:style-name="P72">void *</text:p>
      <text:p text:style-name="P51"/>
      <text:p text:style-name="P59"><text:span text:style-name="T25">Of course if </text:span><text:span text:style-name="T5">q</text:span><text:span text:style-name="T25"> is a </text:span><text:span text:style-name="T5">void *</text:span><text:span text:style-name="T25">, you can print the address stored in </text:span><text:span text:style-name="T5">q</text:span><text:span text:style-name="T25">, </text:span><text:span text:style-name="T29">you can give that address value to another pointer variable. B</text:span><text:span text:style-name="T25">ut you should </text:span><text:soft-page-break/><text:span text:style-name="T25">not work with </text:span><text:span text:style-name="T5">*q</text:span><text:span text:style-name="T25"> since C++ does not know how to interpret the bits at that address. </text:span><text:span text:style-name="T29">Run this:</text:span></text:p>
      <table:table table:name="Table26" table:style-name="Table26">
        <table:table-column table:style-name="Table26.A"/>
        <table:table-header-rows>
          <table:table-row>
            <table:table-cell table:style-name="Table26.A1" office:value-type="string">
              <text:p text:style-name="P22">int i = 42;</text:p>
              <text:p text:style-name="P22">float * p = reinterpret_cast&lt; float * &gt;(&amp;i);</text:p>
              <text:p text:style-name="P22">*p = 0.0f;</text:p>
              <text:p text:style-name="P22">std::cout &lt;&lt; i &lt;&lt; '\n'; <text:s text:c="3"/></text:p>
              <text:p text:style-name="P22">*p = 3.14f; </text:p>
              <text:p text:style-name="P22">std::cout &lt;&lt; i &lt;&lt; '\n';</text:p>
              <text:p text:style-name="P22"/>
              <text:p text:style-name="P22"><text:span text:style-name="T65">void * q = </text:span>reinterpret_cast&lt; float * &gt;(&amp;i);</text:p>
              <text:p text:style-name="P22"><text:span text:style-name="T65">std::cout &lt;&lt; q &lt;&lt; </text:span>'\n'<text:span text:style-name="T65">; <text:s text:c="3"/>// OK</text:span></text:p>
              <text:p text:style-name="P22"><text:span text:style-name="T65">std::cout &lt;&lt; (*q) &lt;&lt; </text:span>'\n'<text:span text:style-name="T65">; // ARGH!!!! WRONG!!!</text:span></text:p>
            </table:table-cell>
          </table:table-row>
        </table:table-header-rows>
      </table:table>
      <text:p text:style-name="P47"><text:span text:style-name="T68">R</text:span>un this too where you store an <text:span text:style-name="T3">int*</text:span> value in a <text:span text:style-name="T3">void*</text:span> pointer, pass the value of the pointer to another <text:span text:style-name="T3">void*</text:span> pointer, cast the <text:span text:style-name="T3">void*</text:span> value to a <text:span text:style-name="T3">double*</text:span>:</text:p>
      <table:table table:name="Table29" table:style-name="Table29">
        <table:table-column table:style-name="Table29.A"/>
        <table:table-header-rows>
          <table:table-row>
            <table:table-cell table:style-name="Table29.A1" office:value-type="string">
              <text:p text:style-name="P22">int * p0 = new int;</text:p>
              <text:p text:style-name="P22">void * p1 = p0;</text:p>
              <text:p text:style-name="P22">void * p2 = reinterpret_cast&lt; void * &gt;(p0);</text:p>
              <text:p text:style-name="P22">double * p3 = reinterpret_cast&lt; double * &gt;(p2);</text:p>
              <text:p text:style-name="P22">std::cout &lt;&lt; p0 &lt;&lt; ' ' &lt;&lt; p1 &lt;&lt; ' ' &lt;&lt; p2 &lt;&lt; ' ' </text:p>
              <text:p text:style-name="P22"><text:s text:c="10"/>&lt;&lt; p3 &lt;&lt; '\n';</text:p>
            </table:table-cell>
          </table:table-row>
        </table:table-header-rows>
      </table:table>
      <text:p text:style-name="P47"><text:s/></text:p>
      <text:p text:style-name="P47"/>
      <text:p text:style-name="P60"><text:span text:style-name="T25">As I mentioned earlier, in </text:span><text:span text:style-name="T31">the area of </text:span><text:span text:style-name="T25">OpenCV and OpenGL, you’ll see that many software engineers do not use the C++ style casting. For instance one function in OpenGL is</text:span></text:p>
      <text:p text:style-name="P52"/>
      <text:p text:style-name="P69"><text:s text:c="4"/>void glVertexAttribPointer(GLuint index,</text:p>
      <text:p text:style-name="P69"><text:s text:c="31"/>GLint size,</text:p>
      <text:p text:style-name="P71"><text:span text:style-name="T25"><text:s text:c="14"/></text:span><text:span text:style-name="T31"><text:s text:c="17"/></text:span><text:span text:style-name="T25">GLenum type,</text:span></text:p>
      <text:p text:style-name="P69"><text:s text:c="31"/>GLboolean normalized,</text:p>
      <text:p text:style-name="P69"><text:s text:c="31"/>GLsizei stride,</text:p>
      <text:p text:style-name="P71"><text:span text:style-name="T25"><text:s text:c="17"/></text:span><text:span text:style-name="T31"><text:s text:c="14"/></text:span><text:span text:style-name="T25">const void * pointer);</text:span></text:p>
      <text:p text:style-name="P41"><text:s/></text:p>
      <text:p text:style-name="P50">and you’ll see that most OpenGL programmers will simply use the simple C/C++ cast like this to call the above function:</text:p>
      <text:p text:style-name="P50"/>
      <text:p text:style-name="P76"><text:s text:c="4"/>glVertexAttribPointer(0, </text:p>
      <text:p text:style-name="P76"><text:s text:c="26"/>3, </text:p>
      <text:p text:style-name="P76"><text:s text:c="26"/>GL_FLOAT, </text:p>
      <text:p text:style-name="P76"><text:s text:c="26"/>GL_FALSE,</text:p>
      <text:p text:style-name="P76"><text:s text:c="26"/>5 * sizeof(GLfloat), </text:p>
      <text:p text:style-name="P76"><text:s text:c="26"/>(GLvoid*) 0);</text:p>
      <text:p text:style-name="P76"/>
      <text:p text:style-name="P76"><text:span text:style-name="T18">(note: </text:span>GLvoid<text:span text:style-name="T18"> is just a typedef of </text:span>void.<text:span text:style-name="T18">)</text:span></text:p>
      <text:p text:style-name="P50"/>
      <text:p text:style-name="P75">dynamic_cast</text:p>
      <text:p text:style-name="P42"/>
      <text:p text:style-name="P42">Run <text:span text:style-name="T70">the following </text:span><text:span text:style-name="T55">very</text:span><text:span text:style-name="T53"> important</text:span> example <text:span text:style-name="T76">and read the code very slowly and very carefully</text:span>:</text:p>
      <table:table table:name="Table27" table:style-name="Table27">
        <table:table-column table:style-name="Table27.A"/>
        <table:table-header-rows>
          <table:table-row>
            <table:table-cell table:style-name="Table27.A1" office:value-type="string">
              <text:p text:style-name="P24">#include &lt;iostream&gt;</text:p>
              <text:p text:style-name="P24"/>
              <text:p text:style-name="P24">class C4</text:p>
              <text:p text:style-name="P24">{</text:p>
              <text:p text:style-name="P24">public:</text:p>
              <text:p text:style-name="P24"><text:s text:c="4"/>virtual ~C4() {}</text:p>
              <text:p text:style-name="P24"><text:s text:c="4"/>virtual void f() { std::cout &lt;&lt; "C4::f()\n"; }</text:p>
              <text:p text:style-name="P24"><text:s text:c="4"/>void g() { std::cout &lt;&lt; "C4::g()\n"; }</text:p>
              <text:p text:style-name="P24">};</text:p>
              <text:p text:style-name="P24"/>
              <text:p text:style-name="P24">class C3: public C4</text:p>
              <text:p text:style-name="P24">{</text:p>
              <text:p text:style-name="P24">public:</text:p>
              <text:p text:style-name="P24"><text:s text:c="4"/>virtual void f() { std::cout &lt;&lt; "C3::f()\n"; }</text:p>
              <text:p text:style-name="P24"><text:s text:c="4"/>void g() { std::cout &lt;&lt; "C3::g()\n"; }</text:p>
              <text:p text:style-name="P24">};</text:p>
              <text:p text:style-name="P24"/>
              <text:p text:style-name="P24">class C2: public C3</text:p>
              <text:p text:style-name="P24">{</text:p>
              <text:p text:style-name="P24">public:</text:p>
              <text:p text:style-name="P24"><text:s text:c="4"/>virtual void f() { std::cout &lt;&lt; "C2::f()\n"; }</text:p>
              <text:p text:style-name="P24"><text:s text:c="4"/>void g() { std::cout &lt;&lt; "C2::g()\n"; }</text:p>
              <text:p text:style-name="P24">};</text:p>
              <text:p text:style-name="P24"/>
              <text:p text:style-name="P24">class C1: public C2</text:p>
              <text:p text:style-name="P24">{</text:p>
              <text:p text:style-name="P24">public:</text:p>
              <text:p text:style-name="P24"><text:s text:c="4"/>virtual void f() { std::cout &lt;&lt; "C1::f()\n"; }</text:p>
              <text:p text:style-name="P24"><text:s text:c="4"/>void g() { std::cout &lt;&lt; "C1::g()\n"; }</text:p>
              <text:p text:style-name="P24">};</text:p>
              <text:p text:style-name="P24"/>
              <text:p text:style-name="P24">class C0: public C1</text:p>
              <text:p text:style-name="P24">{</text:p>
              <text:p text:style-name="P24">public:</text:p>
              <text:p text:style-name="P24"><text:s text:c="4"/>virtual void f() { std::cout &lt;&lt; "C0::f()\n"; }</text:p>
              <text:p text:style-name="P24"><text:s text:c="4"/>void g() { std::cout &lt;&lt; "C0::g()\n"; }</text:p>
              <text:p text:style-name="P24">};</text:p>
              <text:p text:style-name="P24"/>
              <text:p text:style-name="P24">class X {}; // <text:span text:style-name="T70">X is NOT in the inheritance hierarchy C0,..,C4</text:span></text:p>
              <text:p text:style-name="P24"/>
              <text:p text:style-name="P24">int main()</text:p>
              <text:p text:style-name="P24">{</text:p>
              <text:p text:style-name="P24"><text:s text:c="4"/>C3 * p = new C1;</text:p>
              <text:p text:style-name="P24"><text:s text:c="4"/>C3 * q = dynamic_cast&lt; C3 * &gt;(p); </text:p>
              <text:p text:style-name="P24"><text:s text:c="4"/>C2 * r = dynamic_cast&lt; C2 * &gt;(p); </text:p>
              <text:p text:style-name="P24"><text:s text:c="4"/>C1 * t = dynamic_cast&lt; C1 * &gt;(p); </text:p>
              <text:p text:style-name="P24"><text:s text:c="4"/>C0 * u = dynamic_cast&lt; C0 * &gt;(p); </text:p>
              <text:p text:style-name="P24"><text:s text:c="4"/>C4 * v = dynamic_cast&lt; C4 * &gt;(p);</text:p>
              <text:p text:style-name="P24"><text:s text:c="4"/><text:span text:style-name="T70">X</text:span> * w = dynamic_cast&lt; X * &gt;(p); </text:p>
              <text:p text:style-name="P24"/>
              <text:p text:style-name="P24"><text:s text:c="4"/>std::cout &lt;&lt; "p:" &lt;&lt; p &lt;&lt; '\n'; p-&gt;f(); p-&gt;g();</text:p>
              <text:p text:style-name="P24"><text:s text:c="4"/>std::cout &lt;&lt; "q:" &lt;&lt; q &lt;&lt; '\n'; q-&gt;f(); q-&gt;g();</text:p>
              <text:p text:style-name="P24"><text:s text:c="4"/>std::cout &lt;&lt; "r:" &lt;&lt; r &lt;&lt; '\n'; r-&gt;f(); r-&gt;g();</text:p>
              <text:p text:style-name="P24"><text:s text:c="4"/>std::cout &lt;&lt; "t:" &lt;&lt; t &lt;&lt; '\n'; t-&gt;f(); t-&gt;g();</text:p>
              <text:p text:style-name="P24"><text:s text:c="4"/>std::cout &lt;&lt; "u:" &lt;&lt; u &lt;&lt; '\n';</text:p>
              <text:p text:style-name="P24"><text:s text:c="4"/>std::cout &lt;&lt; "v:" &lt;&lt; v &lt;&lt; '\n'; v-&gt;f(); v-&gt;g();</text:p>
              <text:p text:style-name="P24"><text:s text:c="4"/>std::cout &lt;&lt; "w:" &lt;&lt; w &lt;&lt; '\n';</text:p>
              <text:p text:style-name="P24"/>
              <text:p text:style-name="P24"><text:s text:c="4"/>delete p;</text:p>
              <text:p text:style-name="P24"><text:s text:c="4"/>return 0;</text:p>
              <text:p text:style-name="P25">}</text:p>
            </table:table-cell>
          </table:table-row>
        </table:table-header-rows>
      </table:table>
      <text:p text:style-name="P42"/>
      <text:p text:style-name="P46"><text:soft-page-break/>Here’s my output</text:p>
      <table:table table:name="Table28" table:style-name="Table28">
        <table:table-column table:style-name="Table28.A"/>
        <table:table-header-rows>
          <table:table-row>
            <table:table-cell table:style-name="Table28.A1" office:value-type="string">
              <text:p text:style-name="P25">p:0x605eb0</text:p>
              <text:p text:style-name="P25">C1::f()</text:p>
              <text:p text:style-name="P25">C3::g()</text:p>
              <text:p text:style-name="P25">q:0x605eb0</text:p>
              <text:p text:style-name="P25">C1::f()</text:p>
              <text:p text:style-name="P25">C3::g()</text:p>
              <text:p text:style-name="P25">r:0x605eb0</text:p>
              <text:p text:style-name="P25">C1::f()</text:p>
              <text:p text:style-name="P25">C2::g()</text:p>
              <text:p text:style-name="P25">t:0x605eb0</text:p>
              <text:p text:style-name="P25">C1::f()</text:p>
              <text:p text:style-name="P25">C1::g()</text:p>
              <text:p text:style-name="P25">u:0</text:p>
              <text:p text:style-name="P25">v:0x605eb0</text:p>
              <text:p text:style-name="P25">C1::f()</text:p>
              <text:p text:style-name="P25">C4::g()</text:p>
              <text:p text:style-name="P25">w:0</text:p>
            </table:table-cell>
          </table:table-row>
        </table:table-header-rows>
      </table:table>
      <text:p text:style-name="P45">Note that some of the dynamic casts resulting in <text:span text:style-name="T15">NULL</text:span><text:span text:style-name="T53"> pointers</text:span>. That’s when <text:span text:style-name="T53">dynamic casting fails</text:span>.</text:p>
      <text:p text:style-name="P45"/>
      <text:p text:style-name="P43">Note that <text:s/><text:span text:style-name="T3">p</text:span> was declared like this:</text:p>
      <text:p text:style-name="P42"/>
      <text:p text:style-name="P23"><text:s text:c="4"/>C3 * p = new C1;</text:p>
      <text:p text:style-name="P70"/>
      <text:p text:style-name="P62"><text:span text:style-name="T35">You can cast </text:span><text:span text:style-name="T9">p</text:span><text:span text:style-name="T35"> as pointer to the classes from </text:span><text:span text:style-name="T9">C</text:span><text:span text:style-name="T10">0 </text:span><text:span text:style-name="T35">to </text:span><text:span text:style-name="T9">C</text:span><text:span text:style-name="T10">4</text:span><text:span text:style-name="T35">. </text:span><text:span text:style-name="T36">However casting to </text:span><text:span text:style-name="T10">C0 </text:span><text:span text:style-name="T36">(i.e., below </text:span><text:span text:style-name="T10">C1</text:span><text:span text:style-name="T36">) <text:s/>will give you a </text:span><text:span text:style-name="T10">NULL</text:span><text:span text:style-name="T36"> pointer. </text:span><text:span text:style-name="T39">This allows you to access methods from </text:span><text:span text:style-name="T11">C</text:span><text:span text:style-name="T10">1</text:span><text:span text:style-name="T39"> to </text:span><text:span text:style-name="T11">C</text:span><text:span text:style-name="T10">4</text:span><text:span text:style-name="T36">, although if the method is </text:span><text:span text:style-name="T56">virtual</text:span><text:span text:style-name="T36">, </text:span><text:span text:style-name="T40">the search for this method starts </text:span><text:span text:style-name="T36">at the “bottom” </text:span><text:span text:style-name="T41">at </text:span><text:span text:style-name="T12">C1</text:span><text:span text:style-name="T36">.</text:span><text:span text:style-name="T39"> </text:span><text:span text:style-name="T36">This is the case for </text:span><text:span text:style-name="T10">f()</text:span><text:span text:style-name="T36">. However </text:span><text:span text:style-name="T10">g()</text:span><text:span text:style-name="T36"> is </text:span><text:span text:style-name="T56">not virtual</text:span><text:span text:style-name="T36">. Therefore</text:span></text:p>
      <text:p text:style-name="P43"/>
      <text:p text:style-name="P65"><text:tab/>dynamic_cast&lt; C2 * &gt;(p).<text:span text:style-name="T66">g();</text:span></text:p>
      <text:p text:style-name="P62"/>
      <text:p text:style-name="P46">will execute the <text:span text:style-name="T3">C2::g()</text:span> method.</text:p>
      <text:p text:style-name="P46"/>
      <text:p text:style-name="P63"><text:span text:style-name="T35">Also, note that you can </text:span><text:span text:style-name="T43">try </text:span><text:span text:style-name="T48">to </text:span><text:span text:style-name="T35">cast to a pointer </text:span><text:span text:style-name="T40">to a class that is </text:span><text:span text:style-name="T53">not in the inheritance hierarchy</text:span><text:span text:style-name="T35"> (look at the class </text:span><text:span text:style-name="T9">X</text:span><text:span text:style-name="T35">), </text:span><text:span text:style-name="T42">but</text:span><text:span text:style-name="T35"> </text:span><text:span text:style-name="T42">i</text:span><text:span text:style-name="T35">n that case you’ll get </text:span><text:span text:style-name="T13">NULL</text:span><text:span text:style-name="T35">. </text:span></text:p>
      <text:p text:style-name="P63"/>
      <text:p text:style-name="P63"><text:span text:style-name="T44">Th</text:span><text:span text:style-name="T42">e</text:span><text:span text:style-name="T44"> </text:span><text:span text:style-name="T58">main reason</text:span><text:span text:style-name="T44"> for dynamic cast </text:span><text:span text:style-name="T37">is to</text:span><text:span text:style-name="T44"> </text:span><text:span text:style-name="T59">typecast a</text:span><text:span text:style-name="T58"> pointer from a class to a subclass</text:span><text:span text:style-name="T44">. Dynamic cast will give you a NULL if the typecast attempts to change the point type to a non-subclass type. </text:span><text:span text:style-name="T45">So if you have</text:span></text:p>
      <text:p text:style-name="P48"/>
      <text:p text:style-name="P68"><text:tab/>Z * p = new X;</text:p>
      <text:p text:style-name="P66"><text:tab/>dynamic_cast&lt; <text:span text:style-name="T67">Y</text:span> * &gt;(p).<text:span text:style-name="T67">m();</text:span></text:p>
      <text:p text:style-name="P44"/>
      <text:p text:style-name="P48">where <text:span text:style-name="T3">X</text:span>, …, <text:span text:style-name="T3">Y</text:span>, …, <text:span text:style-name="T3">Z</text:span> is an inheritance hierarchy, then</text:p>
      <text:list xml:id="list763045320" text:style-name="L3">
        <text:list-item>
          <text:p text:style-name="P94"><text:span text:style-name="T35">If </text:span><text:span text:style-name="T15">m</text:span><text:span text:style-name="T53"> is virtual</text:span><text:span text:style-name="T35">, the search for </text:span><text:span text:style-name="T9">m</text:span><text:span text:style-name="T35"> </text:span><text:span text:style-name="T53">starts at </text:span><text:span text:style-name="T15">X</text:span><text:span text:style-name="T35"> and proceeds up the hierarchy until it’s found.</text:span></text:p>
        </text:list-item>
        <text:list-item>
          <text:p text:style-name="P94"><text:span text:style-name="T35">If </text:span><text:span text:style-name="T15">m</text:span><text:span text:style-name="T53"> is nonvirtual</text:span><text:span text:style-name="T35">, the search for </text:span><text:span text:style-name="T9">m</text:span><text:span text:style-name="T35"> </text:span><text:span text:style-name="T53">starts at </text:span><text:span text:style-name="T15">Y</text:span> <text:span text:style-name="T35">and proceeds up the hierarchy until it’s found.</text:span></text:p>
        </text:list-item>
      </text:list>
      <text:p text:style-name="P79"><text:soft-page-break/>Note that if <text:span text:style-name="T3">m</text:span> is virtual, then the dynamic cast is actually redundant (i.e. <text:span text:style-name="T3">Y</text:span> is ignored since the search for <text:span text:style-name="T3">m</text:span> starts at <text:span text:style-name="T3">X</text:span> anyway),</text:p>
      <text:p text:style-name="P79"/>
      <text:p text:style-name="P85">And if Y is a <text:span text:style-name="T53">subclass </text:span><text:span text:style-name="T57">of X </text:span><text:span text:style-name="T53">(or </text:span><text:span text:style-name="T57">even </text:span><text:span text:style-name="T53">further below)</text:span><text:span text:style-name="T35"> or if Y is </text:span><text:span text:style-name="T53">not between X and Z</text:span><text:span text:style-name="T35"> (in the inheritance hi</text:span><text:span text:style-name="T38">e</text:span><text:span text:style-name="T35">rarchy, the dynamic cast </text:span><text:span text:style-name="T53">fails</text:span><text:span text:style-name="T35"> (i.e., it gives you </text:span><text:span text:style-name="T9">NULL</text:span><text:span text:style-name="T35">).</text:span></text:p>
      <text:p text:style-name="P79"/>
      <text:p text:style-name="P86"><text:span text:style-name="T35">Here’s another </text:span><text:span text:style-name="T37">very </text:span><text:span text:style-name="T35">important thing: in the above example, </text:span><text:span text:style-name="T37">try to </text:span><text:span text:style-name="T35">make all the </text:span><text:span text:style-name="T9">f()</text:span><text:span text:style-name="T35"> non-virtual. When you compile, you’ll get an error. In other words,</text:span> <text:span text:style-name="T53">dynamic casting is allowed only when there is at least one virtual method</text:span><text:span text:style-name="T35"> </text:span><text:span text:style-name="T37">in the classes involved. </text:span><text:span text:style-name="T35"><text:s/></text:span><text:span text:style-name="T38">(I’m not going to explain this other than the fact that when the classes involved are polymorphic with at least one virtual method, some extra information is included in the classes involved which is needed for dynamic casting to work.)</text:span></text:p>
      <text:p text:style-name="P81"/>
      <text:p text:style-name="P87"><text:span text:style-name="T38">I</text:span><text:span text:style-name="T35">n general, the benefit of this cast is this: If you intend to cast a pointer along a class hierachy, then by doing</text:span></text:p>
      <text:p text:style-name="P82"/>
      <text:p text:style-name="P67"><text:tab/>dynamic_cast&lt; <text:span text:style-name="T67">Y</text:span> * &gt;(p)</text:p>
      <text:p text:style-name="P83"/>
      <text:p text:style-name="P87"><text:span text:style-name="T35">will remind you that </text:span><text:span text:style-name="T9">Y</text:span><text:span text:style-name="T35"> is in the class hierarchy (usually) below the type used to declare </text:span><text:span text:style-name="T9">p</text:span><text:span text:style-name="T23">, i.e., the declaration of </text:span><text:span text:style-name="T9">p</text:span><text:span text:style-name="T23"> is </text:span></text:p>
      <text:p text:style-name="P88"/>
      <text:p text:style-name="P88"><text:tab/>Z * p;</text:p>
      <text:p text:style-name="P88"/>
      <text:p text:style-name="P87"><text:span text:style-name="T23">and </text:span><text:span text:style-name="T9">Z</text:span><text:span text:style-name="T23"> is an ancestor class of </text:span><text:span text:style-name="T9">Y</text:span><text:span text:style-name="T23">. If you accidentally change the </text:span><text:span text:style-name="T9">Y</text:span><text:span text:style-name="T23"> to a class that is </text:span><text:span text:style-name="T53">not</text:span><text:span text:style-name="T23"> under </text:span><text:span text:style-name="T9">Z</text:span><text:span text:style-name="T23">:</text:span></text:p>
      <text:p text:style-name="P82"/>
      <text:p text:style-name="P67"><text:tab/>dynamic_cast&lt; <text:span text:style-name="T75">A</text:span> * &gt;(p) // <text:span text:style-name="T74">ooops ...</text:span></text:p>
      <text:p text:style-name="P83"/>
      <text:p text:style-name="P87"><text:span text:style-name="T46">t</text:span><text:span text:style-name="T35">hen the </text:span><text:span text:style-name="T47">resulting </text:span><text:span text:style-name="T35">pointer is </text:span><text:span text:style-name="T9">NULL</text:span><text:span text:style-name="T35"> and will probably trigger an error later on when you dereference </text:span><text:span text:style-name="T9">p</text:span><text:span text:style-name="T35">. Of course if you are cautious and you know what you are doing (i.e., please don’t cast to </text:span><text:span text:style-name="T9">A *</text:span><text:span text:style-name="T35">), then the dynamic cast is not necessary.</text:span></text:p>
      <text:p text:style-name="P79"/>
      <text:p text:style-name="P84">Now, if you need to down cast (i.e., cast to a lower level subclass) to execute a non-virtual method in that class, then you might as well make that method virtual and use polymorphism to detect that method. <text:span text:style-name="T71">So frequently (but not always), dynamic cast is a sign of bad design. However there are cases where it cannot be avoided. In any case, C++ is a language that gives you maximum freedom: you can use polymorphism to choose which virtual method to execute, or you can manually cast to the right class and then execute the non-virtual method.</text:span></text:p>
      <text:p text:style-name="P8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CMSS10" svg:font-family="CMSS10"/>
    <style:font-face style:name="Tahoma2" svg:font-family="Tahoma"/>
    <style:font-face style:name="ARial" svg:font-family="ARial" style:font-family-generic="swiss"/>
    <style:font-face style:name="Arial" svg:font-family="Arial" style:font-family-generic="swiss"/>
    <style:font-face style:name="Arial1" svg:font-family="Arial" style:font-adornments="Regular" style:font-family-generic="swiss"/>
    <style:font-face style:name="ArialMT" svg:font-family="ArialMT"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Unicode MS" svg:font-family="'Arial Unicode MS'" style:font-pitch="variable"/>
    <style:font-face style:name="Liberation Sans" svg:font-family="'Liberation Sans'" style:font-pitch="variable"/>
    <style:font-face style:name="MS Mincho" svg:font-family="'MS Mincho'" style:font-pitch="variable"/>
    <style:font-face style:name="Mangal" svg:font-family="Mangal" style:font-pitch="variable"/>
    <style:font-face style:name="Tahoma"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Tahoma1" svg:font-family="Tahom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4B249CA79A42C6D7.png" xlink:type="simple" xlink:show="embed" xlink:actuate="onLoad"/>
    <draw:marker draw:name="Arrow" svg:viewBox="0 0 20 30" svg:d="M10 0l-10 30h20z"/>
    <draw:marker draw:name="msArrowEnd_20_9" draw:display-name="msArrowEnd 9" svg:viewBox="0 0 355 355" svg:d="M178 0l177 355h-355z"/>
    <draw:marker draw:name="msArrowStealthEnd_20_6" draw:display-name="msArrowStealthEnd 6" svg:viewBox="0 0 423 705" svg:d="M212 0l211 705-211-282-212 282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fo:font-size="10pt"/>
    </style:style>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2"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2"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loext: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loext: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loext: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loext: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loext: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text-align="center" style:justify-single-word="false" fo:text-indent="-0.2362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style:font-name="Arial2" fo:font-family="Arial" style:font-family-generic="swiss" style:font-pitch="variable" style:font-name-asian="Arial2" style:font-family-asian="Arial" style:font-family-generic-asian="swiss" style:font-pitch-asian="variable" style:font-name-complex="Arial2"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style:font-name="Arial2" fo:font-family="Arial" style:font-family-generic="swiss" style:font-pitch="variable" style:font-name-asian="Arial2" style:font-family-asian="Arial" style:font-family-generic-asian="swiss" style:font-pitch-asian="variable" style:font-name-complex="Arial2"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loext:contextual-spacing="false" fo:text-indent="-0.2362in" style:auto-text-indent="false" style:text-autospace="none"/>
      <style:text-properties style:use-window-font-color="true"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loext:contextual-spacing="false" fo:text-indent="-0.3543in" style:auto-text-indent="false" style:text-autospace="none"/>
      <style:text-properties style:use-window-font-color="true"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loext: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loext: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loext: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loext: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loext: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 style:family="paragraph">
      <style:paragraph-properties fo:text-align="start" style:justify-single-word="false" style:text-autospace="none"/>
      <style:text-properties style:use-window-font-color="true"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34"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WW-Title123456789101112131415161718192021222324252627" style:family="paragraph">
      <style:paragraph-properties fo:text-align="start" style:justify-single-word="false" style:text-autospace="none"/>
      <style:text-properties style:use-window-font-color="true" style:text-outline="false" style:text-line-through-style="none" style:text-line-through-type="none" style:font-name="Tahoma1" fo:font-family="Tahoma" style:font-family-generic="swiss" style:font-pitch="variable" fo:font-size="44pt" fo:font-style="normal" fo:text-shadow="none" style:text-underline-style="none" fo:font-weight="normal" style:font-name-asian="Tahoma1" style:font-family-asian="Tahoma" style:font-family-generic-asian="swiss" style:font-pitch-asian="variable" style:font-size-asian="44pt" style:font-style-asian="normal" style:font-weight-asian="normal" style:font-name-complex="Tahoma1" style:font-family-complex="Tahoma" style:font-family-generic-complex="swiss" style:font-pitch-complex="variable" style:font-size-complex="44pt" style:font-style-complex="normal" style:font-weight-complex="normal"/>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font-name="Mangal" fo:font-family="Mangal" style:font-pitch="variable" fo:font-size="18pt" style:letter-kerning="true" style:font-name-asian="Mangal" style:font-family-asian="Mangal" style:font-pitch-asian="variable" style:font-size-asian="18pt" style:font-name-complex="Mangal" style:font-family-complex="Mangal"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12345678910111213141516171819202122232425262728"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Title1_7e_LT_7e_Gliederung_20_1" style:display-name="Title1~LT~Gliederung 1" style:family="paragraph">
      <style:paragraph-properties fo:margin-left="0in" fo:margin-right="0in" fo:margin-top="0.0835in" fo:margin-bottom="0in" loext: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Arial2" fo:font-family="Arial" style:font-family-generic="swiss" style:font-pitch="variable" fo:font-size="24pt" fo:font-style="normal" fo:text-shadow="none" style:text-underline-style="none" fo:font-weight="bold" style:letter-kerning="true" style:font-name-asian="Arial2" style:font-family-asian="Arial" style:font-family-generic-asian="swiss" style:font-pitch-asian="variable" style:font-size-asian="24pt" style:font-style-asian="normal" style:font-weight-asian="bold" style:font-name-complex="Arial2" style:font-family-complex="Arial" style:font-family-generic-complex="swiss" style:font-pitch-complex="variable" style:font-size-complex="24pt" style:font-style-complex="normal" style:font-weight-complex="bold" style:text-emphasize="none"/>
    </style:style>
    <style:style style:name="Title1_7e_LT_7e_Gliederung_20_2" style:display-name="Title1~LT~Gliederung 2" style:family="paragraph" style:parent-style-name="Default_7e_LT_7e_Gliederung_20_1">
      <style:paragraph-properties fo:margin-top="0.0693in" fo:margin-bottom="0in" loext:contextual-spacing="false">
        <style:tab-stops>
          <style:tab-stop style:position="-0.2846in"/>
          <style:tab-stop style:position="0in"/>
          <style:tab-stop style:position="0.7154in"/>
          <style:tab-stop style:position="1.7154in"/>
          <style:tab-stop style:position="2.7154in"/>
          <style:tab-stop style:position="3.7154in"/>
          <style:tab-stop style:position="4.7154in"/>
          <style:tab-stop style:position="5.7154in"/>
          <style:tab-stop style:position="6.7154in"/>
          <style:tab-stop style:position="7.7154in"/>
          <style:tab-stop style:position="8.7154in"/>
          <style:tab-stop style:position="9.7154in"/>
        </style:tab-stops>
      </style:paragraph-properties>
      <style:text-properties fo:font-size="20pt" fo:font-weight="normal" style:font-size-asian="20pt" style:font-weight-asian="normal" style:font-size-complex="20pt" style:font-weight-complex="normal"/>
    </style:style>
    <style:style style:name="Title1_7e_LT_7e_Gliederung_20_3" style:display-name="Title1~LT~Gliederung 3" style:family="paragraph" style:parent-style-name="Default_7e_LT_7e_Gliederung_20_2">
      <style:paragraph-properties fo:margin-top="0.0626in" fo:margin-bottom="0in" loext:contextual-spacing="false">
        <style:tab-stops>
          <style:tab-stop style:position="-0.1953in"/>
          <style:tab-stop style:position="0in"/>
          <style:tab-stop style:position="0.8047in"/>
          <style:tab-stop style:position="1.8047in"/>
          <style:tab-stop style:position="2.8047in"/>
          <style:tab-stop style:position="3.8047in"/>
          <style:tab-stop style:position="4.8047in"/>
          <style:tab-stop style:position="5.8047in"/>
          <style:tab-stop style:position="6.8047in"/>
          <style:tab-stop style:position="7.8047in"/>
          <style:tab-stop style:position="8.8047in"/>
        </style:tab-stops>
      </style:paragraph-properties>
      <style:text-properties fo:font-size="18pt" style:font-size-asian="18pt" style:font-size-complex="18pt"/>
    </style:style>
    <style:style style:name="Title1_7e_LT_7e_Gliederung_20_4" style:display-name="Title1~LT~Gliederung 4" style:family="paragraph" style:parent-style-name="Default_7e_LT_7e_Gliederung_20_3">
      <style:paragraph-properties>
        <style:tab-stops>
          <style:tab-stop style:position="-1.1673in"/>
          <style:tab-stop style:position="-0.1673in"/>
          <style:tab-stop style:position="0in"/>
          <style:tab-stop style:position="0.8327in"/>
          <style:tab-stop style:position="1.8327in"/>
          <style:tab-stop style:position="2.8327in"/>
          <style:tab-stop style:position="3.8327in"/>
          <style:tab-stop style:position="4.8327in"/>
          <style:tab-stop style:position="5.8327in"/>
          <style:tab-stop style:position="6.8327in"/>
          <style:tab-stop style:position="7.8327in"/>
        </style:tab-stops>
      </style:paragraph-properties>
    </style:style>
    <style:style style:name="Title1_7e_LT_7e_Gliederung_20_5" style:display-name="Title1~LT~Gliederung 5" style:family="paragraph" style:parent-style-name="Default_7e_LT_7e_Gliederung_20_4">
      <style:paragraph-properties>
        <style:tab-stops>
          <style:tab-stop style:position="-1.1398in"/>
          <style:tab-stop style:position="-0.1398in"/>
          <style:tab-stop style:position="0in"/>
          <style:tab-stop style:position="0.8602in"/>
          <style:tab-stop style:position="1.8602in"/>
          <style:tab-stop style:position="2.8602in"/>
          <style:tab-stop style:position="3.8602in"/>
          <style:tab-stop style:position="4.8602in"/>
          <style:tab-stop style:position="5.8602in"/>
          <style:tab-stop style:position="6.8602in"/>
        </style:tab-stops>
      </style:paragraph-properties>
    </style:style>
    <style:style style:name="Title1_7e_LT_7e_Gliederung_20_6" style:display-name="Title1~LT~Gliederung 6" style:family="paragraph" style:parent-style-name="Default_7e_LT_7e_Gliederung_20_5"/>
    <style:style style:name="Title1_7e_LT_7e_Gliederung_20_7" style:display-name="Title1~LT~Gliederung 7" style:family="paragraph" style:parent-style-name="Default_7e_LT_7e_Gliederung_20_6"/>
    <style:style style:name="Title1_7e_LT_7e_Gliederung_20_8" style:display-name="Title1~LT~Gliederung 8" style:family="paragraph" style:parent-style-name="Default_7e_LT_7e_Gliederung_20_7"/>
    <style:style style:name="Title1_7e_LT_7e_Gliederung_20_9" style:display-name="Title1~LT~Gliederung 9" style:family="paragraph" style:parent-style-name="Default_7e_LT_7e_Gliederung_20_8"/>
    <style:style style:name="Title1_7e_LT_7e_Titel" style:display-name="Title1~LT~Titel"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letter-kerning="true"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Title1_7e_LT_7e_Untertitel" style:display-name="Title1~LT~Untertitel" style:family="paragraph">
      <style:paragraph-properties fo:margin-left="0in" fo:margin-right="0in" fo:margin-top="0.0835in" fo:margin-bottom="0in" loext: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2" fo:font-family="Arial" style:font-family-generic="swiss" style:font-pitch="variable" fo:font-size="24pt" fo:font-style="normal" fo:text-shadow="none" style:text-underline-style="none" fo:font-weight="bold" style:letter-kerning="true" style:font-name-asian="Arial2" style:font-family-asian="Arial" style:font-family-generic-asian="swiss" style:font-pitch-asian="variable" style:font-size-asian="24pt" style:font-style-asian="normal" style:font-weight-asian="bold" style:font-name-complex="Arial2" style:font-family-complex="Arial" style:font-family-generic-complex="swiss" style:font-pitch-complex="variable" style:font-size-complex="24pt" style:font-style-complex="normal" style:font-weight-complex="bold" style:text-emphasize="none"/>
    </style:style>
    <style:style style:name="Title1_7e_LT_7e_Notizen" style:display-name="Title1~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2" fo:font-family="Arial" style:font-family-generic="swiss" style:font-pitch="variable" fo:font-size="12pt" fo:font-style="normal" fo:text-shadow="none" style:text-underline-style="none" fo:font-weight="normal" style:letter-kerning="true" style:font-name-asian="Arial2" style:font-family-asian="Arial" style:font-family-generic-asian="swiss" style:font-pitch-asian="variable" style:font-size-asian="12pt" style:font-style-asian="normal" style:font-weight-asian="normal" style:font-name-complex="Arial2" style:font-family-complex="Arial" style:font-family-generic-complex="swiss" style:font-pitch-complex="variable"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234567891011121314151617181920212223242526272829"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WW-Title12345678910111213141516171819202122232425262728293031323334353637383940414243444546474849505152535455565758596061626364" style:family="paragraph">
      <style:paragraph-properties fo:margin-left="0in" fo:margin-right="0in" fo:margin-top="0in" fo:margin-bottom="0in" loext: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text-line-through-type="none" style:font-name="Arial2" fo:font-family="Arial" style:font-family-generic="swiss" style:font-pitch="variable" fo:font-size="44pt" fo:font-style="normal" fo:text-shadow="none" style:text-underline-style="none" fo:font-weight="normal" style:font-name-asian="Arial2" style:font-family-asian="Arial" style:font-family-generic-asian="swiss" style:font-pitch-asian="variable" style:font-size-asian="44pt" style:font-style-asian="normal" style:font-weight-asian="normal" style:font-name-complex="Arial2" style:font-family-complex="Arial" style:font-family-generic-complex="swiss" style:font-pitch-complex="variable" style:font-size-complex="44pt" style:font-style-complex="normal" style:font-weight-complex="normal" style:text-emphasize="non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3" fo:font-family="Arial" style:font-family-generic="roman" style:font-pitch="variable" fo:font-size="18pt" fo:font-style="normal" fo:text-shadow="none" style:text-underline-style="none" fo:font-weight="normal" style:font-name-asian="Tahoma" style:font-family-asian="Tahoma" style:font-pitch-asian="variable" style:font-size-asian="18pt" style:font-style-asian="normal" style:font-weight-asian="normal" style:font-name-complex="Liberation Sans" style:font-family-complex="'Liberation Sans'" style:font-pitch-complex="variable" style:font-size-complex="12pt"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3"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Arial3"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Mangal" fo:font-family="Mangal" style:font-pitch="variable" fo:font-size="18pt" style:letter-kerning="true" style:font-size-asian="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ARial" fo:font-family="ARial" style:font-family-generic="swiss" fo:font-size="10pt" style:font-size-asian="8.75pt"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4.5in" style:type="right"/>
        </style:tab-stops>
      </style:paragraph-properties>
      <style:text-properties style:font-name="Arial2" fo:font-size="10pt" style:font-size-asian="10pt" style:font-size-complex="10pt"/>
    </style:style>
    <style:style style:name="MP2" style:family="paragraph" style:parent-style-name="Footer">
      <style:paragraph-properties fo:text-align="center" style:justify-single-word="false"/>
      <style:text-properties style:font-name="Arial2" fo:font-size="10pt" style:font-size-asian="10pt" style:font-size-complex="10pt"/>
    </style:style>
    <style:style style:name="MT1" style:family="text">
      <style:text-properties officeooo:rsid="0017026e"/>
    </style:style>
    <style:style style:name="MT2" style:family="text">
      <style:text-properties officeooo:rsid="005b7d22"/>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 (Y. Liow) <text:tab/> <text:s text:c="16"/><text:span text:style-name="MT1">83</text:span>. <text:span text:style-name="MT2">Casting</text:span></text:p>
      </style:header>
      <style:footer>
        <text:p text:style-name="MP2"><text:page-number text:select-page="current">15</text:page-number><text:s/>of <text:page-count>15</text:page-count></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6.2$Linux_X86_64 LibreOffice_project/30$Build-2</meta:generator>
    <meta:initial-creator>Yihsiang Liow</meta:initial-creator>
    <meta:creation-date>2005-12-14T10:14:39</meta:creation-date>
    <dc:date>2024-10-26T01:28:20.996782625</dc:date>
    <meta:printed-by>Yihsiang Liow</meta:printed-by>
    <meta:print-date>2006-01-08T16:54:25</meta:print-date>
    <dc:language>en-US</dc:language>
    <meta:editing-cycles>1380</meta:editing-cycles>
    <meta:editing-duration>P11DT12H48M48S</meta:editing-duration>
    <meta:document-statistic meta:table-count="29" meta:image-count="0" meta:object-count="0" meta:page-count="15" meta:paragraph-count="410" meta:word-count="2858" meta:character-count="15519" meta:non-whitespace-character-count="11968"/>
    <meta:user-defined meta:name="Info 1"/>
    <meta:user-defined meta:name="Info 2"/>
    <meta:user-defined meta:name="Info 3"/>
    <meta:user-defined meta:name="Info 4"/>
  </office:meta>
</office:document-meta>
</file>